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56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7.451cm"/>
    </style:style>
    <style:style style:name="co5" style:family="table-column">
      <style:table-column-properties fo:break-before="auto" style:column-width="3.106cm"/>
    </style:style>
    <style:style style:name="co6" style:family="table-column">
      <style:table-column-properties fo:break-before="auto" style:column-width="6.283cm"/>
    </style:style>
    <style:style style:name="co7" style:family="table-column">
      <style:table-column-properties fo:break-before="auto" style:column-width="1.621cm"/>
    </style:style>
    <style:style style:name="co8" style:family="table-column">
      <style:table-column-properties fo:break-before="auto" style:column-width="3.129cm"/>
    </style:style>
    <style:style style:name="co9" style:family="table-column">
      <style:table-column-properties fo:break-before="auto" style:column-width="7.345cm"/>
    </style:style>
    <style:style style:name="co10" style:family="table-column">
      <style:table-column-properties fo:break-before="auto" style:column-width="3cm"/>
    </style:style>
    <style:style style:name="co11" style:family="table-column">
      <style:table-column-properties fo:break-before="auto" style:column-width="2.619cm"/>
    </style:style>
    <style:style style:name="ro1" style:family="table-row">
      <style:table-row-properties style:row-height="1.57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0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>
        <loext:char-complex-color loext:theme-type="dark1" loext:color-type="theme"/>
      </style:text-properties>
      <style:map style:condition="is-true-formula(OR([.D1]=&quot;Failed&quot;; [.D1]=&quot;Stopped&quot;))" style:apply-style-name="ConditionalStyle_5f_6" style:base-cell-address="Sheet1.D1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>
        <loext:char-complex-color loext:theme-type="dark1" loext:color-type="theme"/>
      </style:text-properties>
      <style:map style:condition="is-true-formula(OR([.D1]=&quot;Failed&quot;; [.D1]=&quot;Stopped&quot;))" style:apply-style-name="ConditionalStyle_5f_6" style:base-cell-address="Sheet1.D1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>
        <loext:char-complex-color loext:theme-type="dark1" loext:color-type="theme"/>
      </style:text-properties>
      <style:map style:condition="cell-content()=&quot;NULL&quot;" style:apply-style-name="ConditionalStyle_5f_7190" style:base-cell-address="Sheet1.D21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>
        <loext:char-complex-color loext:theme-type="dark1" loext:color-type="theme"/>
      </style:text-properties>
      <style:map style:condition="cell-content()=&quot;NULL&quot;" style:apply-style-name="ConditionalStyle_5f_7190" style:base-cell-address="Sheet1.D21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>
        <loext:char-complex-color loext:theme-type="dark1" loext:color-type="theme"/>
      </style:text-properties>
      <style:map style:condition="is-true-formula(OR([.F1]=&quot;Failed&quot;; [.F1]=&quot;Stopped&quot;))" style:apply-style-name="ConditionalStyle_5f_5" style:base-cell-address="Sheet1.F1"/>
      <style:map style:condition="is-true-formula(AND(    OR([.$J1]&gt;0;#ref!&gt;=2);    #ref!&lt;&gt;&quot;Export to ARA&quot;;    NOT(ISNUMBER(SEARCH(&quot;Maintenance&quot;;#ref!))) ))" style:apply-style-name="ConditionalStyle_5f_4" style:base-cell-address="Sheet1.F1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>
        <loext:char-complex-color loext:theme-type="dark1" loext:color-type="theme"/>
      </style:text-properties>
      <style:map style:condition="is-true-formula(OR([.F1]=&quot;Failed&quot;; [.F1]=&quot;Stopped&quot;))" style:apply-style-name="ConditionalStyle_5f_5" style:base-cell-address="Sheet1.F1"/>
      <style:map style:condition="is-true-formula(AND(    OR([.$J1]&gt;0;#ref!&gt;=2);    #ref!&lt;&gt;&quot;Export to ARA&quot;;    NOT(ISNUMBER(SEARCH(&quot;Maintenance&quot;;#ref!))) ))" style:apply-style-name="ConditionalStyle_5f_4" style:base-cell-address="Sheet1.F1"/>
    </style:style>
    <style:style style:name="ce13" style:family="table-cell" style:parent-style-name="Default" style:data-style-name="N13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>
        <loext:char-complex-color loext:theme-type="dark1" loext:color-type="theme"/>
      </style:text-properties>
      <style:map style:condition="is-true-formula(OR([.F1]=&quot;Failed&quot;; [.F1]=&quot;Stopped&quot;))" style:apply-style-name="ConditionalStyle_5f_5" style:base-cell-address="Sheet1.F1"/>
      <style:map style:condition="is-true-formula(AND(    OR([.$J1]&gt;0;#ref!&gt;=2);    #ref!&lt;&gt;&quot;Export to ARA&quot;;    NOT(ISNUMBER(SEARCH(&quot;Maintenance&quot;;#ref!))) ))" style:apply-style-name="ConditionalStyle_5f_4" style:base-cell-address="Sheet1.F1"/>
    </style:style>
    <style:style style:name="ce15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>
        <loext:char-complex-color loext:theme-type="dark1" loext:color-type="theme"/>
      </style:text-properties>
      <style:map style:condition="cell-content()=&quot;NULL&quot;" style:apply-style-name="ConditionalStyle_5f_7189" style:base-cell-address="Sheet1.H21"/>
    </style:style>
    <style:style style:name="ce16" style:family="table-cell" style:parent-style-name="Default" style:data-style-name="N13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>
        <loext:char-complex-color loext:theme-type="dark1" loext:color-type="theme"/>
      </style:text-properties>
      <style:map style:condition="cell-content()=&quot;NULL&quot;" style:apply-style-name="ConditionalStyle_5f_7189" style:base-cell-address="Sheet1.H21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>
        <loext:char-complex-color loext:theme-type="dark1" loext:color-type="theme"/>
      </style:text-properties>
      <style:map style:condition="is-true-formula(OR([.F1]=&quot;Failed&quot;; [.F1]=&quot;Stopped&quot;))" style:apply-style-name="ConditionalStyle_5f_5" style:base-cell-address="Sheet1.F1"/>
      <style:map style:condition="is-true-formula(AND(    OR([.$J1]&gt;0;#ref!&gt;=2);    #ref!&lt;&gt;&quot;Export to ARA&quot;;    NOT(ISNUMBER(SEARCH(&quot;Maintenance&quot;;#ref!))) ))" style:apply-style-name="ConditionalStyle_5f_4" style:base-cell-address="Sheet1.F1"/>
    </style:style>
    <style:style style:name="ce18" style:family="table-cell" style:parent-style-name="Default" style:data-style-name="N142">
      <style:table-cell-properties style:rotation-align="none"/>
      <style:text-properties style:use-window-font-color="true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  <style:map style:condition="is-true-formula(OR([.F1]=&quot;Failed&quot;; [.F1]=&quot;Stopped&quot;))" style:apply-style-name="ConditionalStyle_5f_5" style:base-cell-address="Sheet1.F1"/>
      <style:map style:condition="is-true-formula(AND(    OR([.$J1]&gt;0;#ref!&gt;=2);    #ref!&lt;&gt;&quot;Export to ARA&quot;;    NOT(ISNUMBER(SEARCH(&quot;Maintenance&quot;;#ref!))) ))" style:apply-style-name="ConditionalStyle_5f_4" style:base-cell-address="Sheet1.F1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>
        <loext:char-complex-color loext:theme-type="dark1" loext:color-type="theme"/>
      </style:text-properties>
      <style:map style:condition="is-true-formula(AND(    OR([.$L22]&gt;=2);    [.$M22]&lt;&gt;&quot;Export to ARA&quot;;    NOT(ISNUMBER(SEARCH(&quot;Maintenance&quot;;[.$M22]))) ))" style:apply-style-name="ConditionalStyle_5f_7187" style:base-cell-address="Sheet1.J22"/>
      <style:map style:condition="is-true-formula(AND(OR(#ref!&gt;0; #ref!&gt;0) ))" style:apply-style-name="ConditionalStyle_5f_7186" style:base-cell-address="Sheet1.J22"/>
      <style:map style:condition="is-true-formula(OR([.J22]=&quot;Failed&quot;; [.J22]=&quot;Stopped&quot;; [.J22]=&quot;Unfinished&quot;))" style:apply-style-name="ConditionalStyle_5f_7185" style:base-cell-address="Sheet1.J22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>
        <loext:char-complex-color loext:theme-type="dark1" loext:color-type="theme"/>
      </style:text-properties>
      <style:map style:condition="is-true-formula(AND(    OR([.$L22]&gt;=2);    [.$M22]&lt;&gt;&quot;Export to ARA&quot;;    NOT(ISNUMBER(SEARCH(&quot;Maintenance&quot;;[.$M22]))) ))" style:apply-style-name="ConditionalStyle_5f_7187" style:base-cell-address="Sheet1.J22"/>
      <style:map style:condition="is-true-formula(AND(OR(#ref!&gt;0; #ref!&gt;0) ))" style:apply-style-name="ConditionalStyle_5f_7186" style:base-cell-address="Sheet1.J22"/>
      <style:map style:condition="is-true-formula(OR([.J22]=&quot;Failed&quot;; [.J22]=&quot;Stopped&quot;; [.J22]=&quot;Unfinished&quot;))" style:apply-style-name="ConditionalStyle_5f_7185" style:base-cell-address="Sheet1.J22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>
        <loext:char-complex-color loext:theme-type="dark1" loext:color-type="theme"/>
      </style:text-properties>
      <style:map style:condition="cell-content()=&quot;NULL&quot;" style:apply-style-name="ConditionalStyle_5f_2" style:base-cell-address="Sheet1.M1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>
        <loext:char-complex-color loext:theme-type="dark1" loext:color-type="theme"/>
      </style:text-properties>
      <style:map style:condition="cell-content()=&quot;NULL&quot;" style:apply-style-name="ConditionalStyle_5f_2" style:base-cell-address="Sheet1.M1"/>
    </style:style>
    <style:style style:name="ce23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>
        <loext:char-complex-color loext:theme-type="dark1" loext:color-type="theme"/>
      </style:text-properties>
      <style:map style:condition="cell-content()&lt;0" style:apply-style-name="ConditionalStyle_5f_7188" style:base-cell-address="Sheet1.N21"/>
    </style:style>
    <style:style style:name="ce24" style:family="table-cell" style:parent-style-name="Default" style:data-style-name="N14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  <style:map style:condition="cell-content()&lt;0" style:apply-style-name="ConditionalStyle_5f_7188" style:base-cell-address="Sheet1.N21"/>
    </style:style>
    <style:style style:name="ce25" style:family="table-cell" style:parent-style-name="Default" style:data-style-name="N131">
      <style:table-cell-properties style:rotation-align="non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>
        <loext:char-complex-color loext:theme-type="dark1" loext:color-type="theme"/>
      </style:text-properties>
      <style:map style:condition="cell-content()=&quot;NULL&quot;" style:apply-style-name="ConditionalStyle_5f_1" style:base-cell-address="Sheet1.Q1"/>
    </style:style>
    <style:style style:name="ce27" style:family="table-cell" style:parent-style-name="Default" style:data-style-name="N131">
      <style:table-cell-properties style:rotation-align="non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>
        <loext:char-complex-color loext:theme-type="dark1" loext:color-type="theme"/>
      </style:text-properties>
      <style:map style:condition="cell-content()=&quot;NULL&quot;" style:apply-style-name="ConditionalStyle_5f_1" style:base-cell-address="Sheet1.Q1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>
        <loext:char-complex-color loext:theme-type="dark1" loext:color-type="theme"/>
      </style:text-properties>
      <style:map style:condition="cell-content()&lt;0" style:apply-style-name="ConditionalStyle_5f_3" style:base-cell-address="Sheet1.I1"/>
    </style:style>
    <style:style style:name="ce29" style:family="table-cell" style:parent-style-name="Default" style:data-style-name="N142">
      <style:table-cell-properties style:rotation-align="none"/>
      <style:text-properties style:use-window-font-color="true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  <style:map style:condition="cell-content()&lt;0" style:apply-style-name="ConditionalStyle_5f_3" style:base-cell-address="Sheet1.I1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>
        <loext:char-complex-color loext:theme-type="dark1" loext:color-type="theme"/>
      </style:text-properties>
      <style:map style:condition="is-true-formula(AND(    OR([.$L2]&gt;=2);    [.$M2]&lt;&gt;&quot;Export to ARA&quot;;    NOT(ISNUMBER(SEARCH(&quot;Maintenance&quot;;[.$M2]))) ))" style:apply-style-name="ConditionalStyle_5f_7187" style:base-cell-address="Sheet2.C2"/>
      <style:map style:condition="is-true-formula(AND(OR(#ref!&gt;0; #ref!&gt;0) ))" style:apply-style-name="ConditionalStyle_5f_7186" style:base-cell-address="Sheet2.C2"/>
      <style:map style:condition="is-true-formula(OR([.C2]=&quot;Failed&quot;; [.C2]=&quot;Stopped&quot;; [.C2]=&quot;Unfinished&quot;))" style:apply-style-name="ConditionalStyle_5f_7185" style:base-cell-address="Sheet2.C2"/>
    </style:style>
    <style:style style:name="ce3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 style:data-style-name="N142">
      <style:table-cell-properties style:rotation-align="none"/>
      <style:text-properties style:use-window-font-color="true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  <style:map style:condition="is-true-formula(AND(    OR([.$L2]&gt;=2);    [.$M2]&lt;&gt;&quot;Export to ARA&quot;;    NOT(ISNUMBER(SEARCH(&quot;Maintenance&quot;;[.$M2]))) ))" style:apply-style-name="ConditionalStyle_5f_7187" style:base-cell-address="Sheet2.C2"/>
      <style:map style:condition="is-true-formula(AND(OR(#ref!&gt;0; #ref!&gt;0) ))" style:apply-style-name="ConditionalStyle_5f_7186" style:base-cell-address="Sheet2.C2"/>
      <style:map style:condition="is-true-formula(OR([.C2]=&quot;Failed&quot;; [.C2]=&quot;Stopped&quot;; [.C2]=&quot;Unfinished&quot;))" style:apply-style-name="ConditionalStyle_5f_7185" style:base-cell-address="Sheet2.C2"/>
    </style:style>
    <style:style style:name="ce34" style:family="table-cell" style:parent-style-name="Default" style:data-style-name="N14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  <style:map style:condition="is-true-formula(AND(    OR([.$L2]&gt;=2);    [.$M2]&lt;&gt;&quot;Export to ARA&quot;;    NOT(ISNUMBER(SEARCH(&quot;Maintenance&quot;;[.$M2]))) ))" style:apply-style-name="ConditionalStyle_5f_7187" style:base-cell-address="Sheet2.C2"/>
      <style:map style:condition="is-true-formula(AND(OR(#ref!&gt;0; #ref!&gt;0) ))" style:apply-style-name="ConditionalStyle_5f_7186" style:base-cell-address="Sheet2.C2"/>
      <style:map style:condition="is-true-formula(OR([.C2]=&quot;Failed&quot;; [.C2]=&quot;Stopped&quot;; [.C2]=&quot;Unfinished&quot;))" style:apply-style-name="ConditionalStyle_5f_7185" style:base-cell-address="Sheet2.C2"/>
    </style:style>
    <style:style style:name="gr1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3.399cm" loext:decorative="false"/>
      <style:paragraph-properties style:writing-mode="lr-tb" fo:text-align="left"/>
    </style:style>
    <style:style style:name="P1" style:family="paragraph">
      <style:paragraph-properties fo:text-align="left"/>
    </style:style>
    <style:style style:name="P2" style:family="paragraph">
      <loext:graphic-properties draw:fill="solid" draw:fill-color="#ffffe1"/>
      <style:paragraph-properties fo:text-align="left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13.784cm" svg:height="13.599cm" svg:x="2.47cm" svg:y="0.042cm" draw:caption-point-x="-0.222cm" draw:caption-point-y="-0.032cm">
              <dc:creator>tc={E25F1442-6ACE-4E6E-8F07-272F53E5CE5B}</dc:creator>
              <meta:date-string/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Reference end‑of‑month code (e.g., 2512) </text:p>
            </office:annotation>
            <text:p>reportMonth</text:p>
          </table:table-cell>
          <table:table-cell table:style-name="ce1" office:value-type="string" calcext:value-type="string">
            <office:annotation draw:style-name="gr1" draw:text-style-name="P2" svg:width="15.338cm" svg:height="13.599cm" svg:x="4.728cm" svg:y="0.042cm" draw:caption-point-x="-0.222cm" draw:caption-point-y="-0.032cm">
              <dc:creator>tc={F37F4BAE-E20A-4C46-8681-5A9A33B991A7}</dc:creator>
              <meta:date-string/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4‑country digit location code </text:p>
            </office:annotation>
            <text:p>Location</text:p>
          </table:table-cell>
          <table:table-cell table:style-name="ce1" office:value-type="string" calcext:value-type="string">
            <office:annotation draw:style-name="gr1" draw:text-style-name="P2" svg:width="16.755cm" svg:height="13.599cm" svg:x="6.985cm" svg:y="0.042cm" draw:caption-point-x="-0.222cm" draw:caption-point-y="-0.032cm">
              <dc:creator>tc={E09AC06B-5812-4465-A4BA-D294937AAE32}</dc:creator>
              <meta:date-string/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One of MCP, MRP, SOT </text:p>
            </office:annotation>
            <text:p>process</text:p>
          </table:table-cell>
          <table:table-cell table:style-name="ce7" office:value-type="string" calcext:value-type="string">
            <office:annotation draw:style-name="gr1" draw:text-style-name="P2" svg:width="16.941cm" svg:height="13.599cm" svg:x="9.243cm" svg:y="0.042cm" draw:caption-point-x="-0.222cm" draw:caption-point-y="-0.032cm">
              <dc:creator>tc={3F28CDB5-4E05-447B-AB0A-2BA3DD81C89B}</dc:creator>
              <meta:date-string/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Completed if a valid START ↔ END pair exists </text:p>
              <text:p text:style-name="P1">Reply:</text:p>
              <text:p text:style-name="P1"><text:s text:c="4"/>otherwise fallback to the Script's standard state ( Complete / Failed / Stopped / Unfinished / etc.) </text:p>
            </office:annotation>
            <text:p>StateName</text:p>
          </table:table-cell>
          <table:table-cell table:style-name="ce1" office:value-type="string" calcext:value-type="string">
            <office:annotation draw:style-name="gr1" draw:text-style-name="P2" svg:width="15.946cm" svg:height="13.599cm" svg:x="16.299cm" svg:y="0.042cm" draw:caption-point-x="-0.222cm" draw:caption-point-y="-0.032cm">
              <dc:creator>tc={25D53406-7329-4B77-A848-EE53D2BCC6F4}</dc:creator>
              <meta:date-string/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Q3 script name captured at print marker time </text:p>
            </office:annotation>
            <text:p>ScriptName</text:p>
          </table:table-cell>
          <table:table-cell table:style-name="ce11" office:value-type="string" calcext:value-type="string">
            <office:annotation draw:style-name="gr1" draw:text-style-name="P2" svg:width="17.231cm" svg:height="13.599cm" svg:x="19.567cm" svg:y="0.042cm" draw:caption-point-x="-0.222cm" draw:caption-point-y="-0.032cm">
              <dc:creator>tc={09413A35-F5FF-468E-A459-2E172C35CDE5}</dc:creator>
              <meta:date-string/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Shows how many times the same step name was executed in the month (1st run, 2nd run, 3rd run, etc.)</text:p>
            </office:annotation>
            <text:p>iteration</text:p>
          </table:table-cell>
          <table:table-cell table:style-name="ce11" office:value-type="string" calcext:value-type="string">
            <office:annotation draw:style-name="gr1" draw:text-style-name="P2" svg:width="15.814cm" svg:height="13.599cm" svg:x="27.018cm" svg:y="0.042cm" draw:caption-point-x="-0.222cm" draw:caption-point-y="-0.032cm">
              <dc:creator>tc={C593D8C6-1BCF-4282-8E77-378EE70B1A1E}</dc:creator>
              <meta:date-string/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Normalized process/run from START/END markers (e.g., planning run01) </text:p>
              <text:p text:style-name="P1">Reply:</text:p>
              <text:p text:style-name="P1"><text:s text:c="4"/>🧪 Summary of Failed Runtime Behavior</text:p>
              <text:p text:style-name="P1">✔ Steps with valid START &amp; END → Completed</text:p>
              <text:p text:style-name="P1">✔ Failed/Stopped/Unfinished steps → Fully counted as failed runtime</text:p>
              <text:p text:style-name="P1">✔ Earlier iterations → counted as failed runtime</text:p>
              <text:p text:style-name="P1">✔ Final iteration → counted only if it failed</text:p>
              <text:p text:style-name="P1">✔ Maintenance/ARA → only failure counts; iterations ignored</text:p>
              <text:p text:style-name="P1">✔ Efficient Runtime = Total – Failed runtime</text:p>
            </office:annotation>
            <text:p>stepName</text:p>
          </table:table-cell>
          <table:table-cell table:style-name="ce11" office:value-type="string" calcext:value-type="string">
            <office:annotation draw:style-name="gr1" draw:text-style-name="P2" svg:width="15.318cm" svg:height="13.599cm" svg:x="30.124cm" svg:y="0.042cm" draw:caption-point-x="-0.222cm" draw:caption-point-y="-0.032cm">
              <dc:creator>tc={45836293-AFEB-4458-90F7-F215A45433B0}</dc:creator>
              <meta:date-string/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Latest error text within the step window </text:p>
            </office:annotation>
            <text:p>ErrorMessage</text:p>
          </table:table-cell>
          <table:table-cell table:style-name="ce17" office:value-type="string" calcext:value-type="string">
            <office:annotation draw:style-name="gr1" draw:text-style-name="P2" svg:width="10.58cm" svg:height="13.599cm" svg:x="32.382cm" svg:y="0.042cm" draw:caption-point-x="-0.222cm" draw:caption-point-y="-0.032cm">
              <dc:creator>tc={8BAF0E75-B1FF-46ED-A483-91E67958F1CD}</dc:creator>
              <meta:date-string/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(EndedAt – StartedAt) / 60 </text:p>
            </office:annotation>
            <text:p>TotalQ3RuntimeHours</text:p>
          </table:table-cell>
          <table:table-cell table:style-name="ce17" office:value-type="string" calcext:value-type="string">
            <office:annotation draw:style-name="gr1" draw:text-style-name="P2" svg:width="10.496cm" svg:height="13.599cm" svg:x="34.64cm" svg:y="0.042cm" draw:caption-point-x="-0.222cm" draw:caption-point-y="-0.032cm">
              <dc:creator>tc={505D001C-9C8D-44CB-9495-2DDD6F7227B6}</dc:creator>
              <meta:date-string/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Consists of the following runtime: </text:p>
              <text:p text:style-name="P1"/>
              <text:p text:style-name="P1">1) Maintenance/export to ARA: Count only real failures. Ignore retries.</text:p>
              <text:p text:style-name="P1"/>
              <text:p text:style-name="P1">2) Step name Failures: Any Failed/Stopped/Unfinished → count.</text:p>
              <text:p text:style-name="P1"/>
              <text:p text:style-name="P1">3) Iterations: All earlier runs count; last run counts only if it failed</text:p>
            </office:annotation>
            <text:p>FailedRuntimeHours</text:p>
          </table:table-cell>
          <table:table-cell table:style-name="ce17" office:value-type="string" calcext:value-type="string">
            <office:annotation draw:style-name="gr1" draw:text-style-name="P2" svg:width="7.795cm" svg:height="13.599cm" svg:x="40.923cm" svg:y="0.042cm" draw:caption-point-x="-0.222cm" draw:caption-point-y="-0.032cm">
              <dc:creator>tc={06C767AC-F482-425A-9B49-C59D7F1E159A}</dc:creator>
              <meta:date-string/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TotalQ3RuntimeHours − FailedRuntimeHours </text:p>
            </office:annotation>
            <text:p>EfficientRuntimeHours</text:p>
          </table:table-cell>
          <table:table-cell table:style-name="ce17" office:value-type="string" calcext:value-type="string">
            <office:annotation draw:style-name="gr1" draw:text-style-name="P2" svg:width="7.796cm" svg:height="13.599cm" svg:x="43.18cm" svg:y="0.042cm" draw:caption-point-x="-0.222cm" draw:caption-point-y="-0.032cm">
              <dc:creator>tc={F5AF4D4C-8224-4224-BACB-C26100585A1D}</dc:creator>
              <meta:date-string/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For steps with Effective State in Failed/Stopped/Unfinished: </text:p>
              <text:p text:style-name="P1"/>
              <text:p text:style-name="P1">1) Compute within business hours 04:00–17:00 CET, Mon–Fri only.</text:p>
              <text:p text:style-name="P1"/>
              <text:p text:style-name="P1">2) Window: from EndedAtDisplay to nextStarted (clamped per day to 04:00–17:00)</text:p>
              <text:p text:style-name="P1"/>
            </office:annotation>
            <text:p>opportunityCostHours</text:p>
          </table:table-cell>
          <table:table-cell table:style-name="ce21" office:value-type="string" calcext:value-type="string">
            <office:annotation draw:style-name="gr1" draw:text-style-name="P2" svg:width="7.669cm" svg:height="13.599cm" svg:x="45.438cm" svg:y="0.042cm" draw:caption-point-x="-0.222cm" draw:caption-point-y="-0.032cm">
              <dc:creator>tc={D63FF628-7089-4299-9CDC-279B551A41A0}</dc:creator>
              <meta:date-string/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START print marker for a specific step/run </text:p>
            </office:annotation>
            <text:p>startMarker</text:p>
          </table:table-cell>
          <table:table-cell table:style-name="ce21" office:value-type="string" calcext:value-type="string">
            <office:annotation draw:style-name="gr1" draw:text-style-name="P2" svg:width="7.542cm" svg:height="13.599cm" svg:x="47.696cm" svg:y="0.042cm" draw:caption-point-x="-0.222cm" draw:caption-point-y="-0.032cm">
              <dc:creator>tc={CFE284F4-B75C-4AFD-A7A2-6F646CB69102}</dc:creator>
              <meta:date-string/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END print marker for the same step/run (if present).</text:p>
              <text:p text:style-name="P1"/>
              <text:p text:style-name="P1">If End Marker and the step/run failed = NULL </text:p>
              <text:p text:style-name="P1">Reply:</text:p>
              <text:p text:style-name="P1"><text:s text:c="4"/>Or your script has no correct End Marker</text:p>
            </office:annotation>
            <text:p>endMarker</text:p>
          </table:table-cell>
          <table:table-cell table:style-name="ce1" office:value-type="string" calcext:value-type="string">
            <office:annotation draw:style-name="gr1" draw:text-style-name="P2" svg:width="7.542cm" svg:height="13.599cm" svg:x="49.954cm" svg:y="0.042cm" draw:caption-point-x="-0.222cm" draw:caption-point-y="-0.032cm">
              <dc:creator>tc={D454B730-29F6-49C3-8D34-A38F849214C2}</dc:creator>
              <meta:date-string/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Timestamp when the START marker triggered </text:p>
            </office:annotation>
            <text:p>StartedAtDisplay</text:p>
          </table:table-cell>
          <table:table-cell table:style-name="ce1" office:value-type="string" calcext:value-type="string">
            <office:annotation draw:style-name="gr1" draw:text-style-name="P2" svg:width="7.88cm" svg:height="13.599cm" svg:x="52.211cm" svg:y="0.042cm" draw:caption-point-x="-0.222cm" draw:caption-point-y="-0.032cm">
              <dc:creator>tc={71ED5520-ECC8-4498-97E2-AB987A7A0E40}</dc:creator>
              <meta:date-string/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Effective end of the step based on the END Marker:</text:p>
              <text:p text:style-name="P1"/>
              <text:p text:style-name="P1">If a step does not have print marker, the system infers the correct ending time by looking at the earliest event that indicates the run has ended.</text:p>
              <text:p text:style-name="P1"/>
              <text:p text:style-name="P1">This can be: </text:p>
              <text:p text:style-name="P1">1) the failure stamp</text:p>
              <text:p text:style-name="P1">2. the stop timestamp</text:p>
              <text:p text:style-name="P1">3) the process's natural end time</text:p>
              <text:p text:style-name="P1"/>
              <text:p text:style-name="P1">This guarantees an accurate and realistic ending point for failed or uncompleted steps </text:p>
            </office:annotation>
            <text:p>EndedAtDisplay</text:p>
          </table:table-cell>
          <table:table-cell table:style-name="ce26" office:value-type="string" calcext:value-type="string">
            <office:annotation draw:style-name="gr1" draw:text-style-name="P2" svg:width="8.346cm" svg:height="13.599cm" svg:x="54.469cm" svg:y="0.042cm" draw:caption-point-x="-0.222cm" draw:caption-point-y="-0.032cm">
              <dc:creator>tc={3D26A8CF-A152-4326-8010-5FDED0933605}</dc:creator>
              <meta:date-string/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Timestamp of the next START print marker in the same Location+Process+Month </text:p>
              <text:p text:style-name="P1">Reply:</text:p>
              <text:p text:style-name="P1"><text:s text:c="4"/>NULL means that’s the last run/process for that location</text:p>
            </office:annotation>
            <text:p>nextStarted</text:p>
          </table:table-cell>
          <table:table-cell table:style-name="ce28" office:value-type="string" calcext:value-type="string">
            <office:annotation draw:style-name="gr1" draw:text-style-name="P2" svg:width="7.796cm" svg:height="13.599cm" svg:x="56.727cm" svg:y="0.042cm" draw:caption-point-x="-0.222cm" draw:caption-point-y="-0.032cm">
              <dc:creator>tc={78BD230D-5F93-46FC-83C8-1285E57CAD5E}</dc:creator>
              <meta:date-string/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opportunityCostHours + FailedRuntimeHours </text:p>
            </office:annotation>
            <text:p>InefficientRuntimeHours</text:p>
          </table:table-cell>
          <table:table-cell table:style-name="ce28" office:value-type="string" calcext:value-type="string">
            <office:annotation draw:style-name="gr1" draw:text-style-name="P2" svg:width="7.796cm" svg:height="13.599cm" svg:x="58.985cm" svg:y="0.042cm" draw:caption-point-x="-0.222cm" draw:caption-point-y="-0.032cm">
              <dc:creator>tc={17AA1C2A-99E6-4103-A235-9E4214FF29C0}</dc:creator>
              <meta:date-string/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EfficientRuntimeHours + InefficientRuntimeHours </text:p>
            </office:annotation>
            <text:p>E2ERuntimeHours </text:p>
          </table:table-cell>
        </table:table-row>
        <table:table-row table:style-name="ro2">
          <table:table-cell table:style-name="ce2" office:value-type="float" office:value="2512" calcext:value-type="float">
            <text:p>2512</text:p>
          </table:table-cell>
          <table:table-cell table:style-name="ce5" office:value-type="string" calcext:value-type="string">
            <text:p>DEDB</text:p>
          </table:table-cell>
          <table:table-cell table:style-name="ce5" office:value-type="string" calcext:value-type="string">
            <text:p>MCP</text:p>
          </table:table-cell>
          <table:table-cell table:style-name="ce8" office:value-type="string" calcext:value-type="string">
            <text:p>Completed</text:p>
          </table:table-cell>
          <table:table-cell table:style-name="ce5" office:value-type="string" calcext:value-type="string">
            <text:p>Planning_DE_MCP 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planning run</text:p>
          </table:table-cell>
          <table:table-cell table:style-name="ce14" office:value-type="string" calcext:value-type="string">
            <text:p>NULL</text:p>
          </table:table-cell>
          <table:table-cell table:style-name="ce18" office:value-type="float" office:value="15.7" calcext:value-type="float">
            <text:p><text:s/>15.70 </text:p>
          </table:table-cell>
          <table:table-cell table:style-name="ce18" office:value-type="float" office:value="0" calcext:value-type="float">
            <text:p><text:s/>-   </text:p>
          </table:table-cell>
          <table:table-cell table:style-name="ce18" office:value-type="float" office:value="15.7" calcext:value-type="float">
            <text:p><text:s/>15.70 </text:p>
          </table:table-cell>
          <table:table-cell table:style-name="ce18" office:value-type="float" office:value="0" calcext:value-type="float">
            <text:p><text:s/>-   </text:p>
          </table:table-cell>
          <table:table-cell table:style-name="ce22" office:value-type="string" calcext:value-type="string">
            <text:p>START planning run</text:p>
          </table:table-cell>
          <table:table-cell table:style-name="ce22" office:value-type="string" calcext:value-type="string">
            <text:p>END planning run</text:p>
          </table:table-cell>
          <table:table-cell table:style-name="ce25" office:value-type="date" office:date-value="2026-01-13T11:13:00" calcext:value-type="date">
            <text:p>1-13-2026 11:13</text:p>
          </table:table-cell>
          <table:table-cell table:style-name="ce25" office:value-type="date" office:date-value="2026-01-14T02:55:00" calcext:value-type="date">
            <text:p>1-14-2026 2:55</text:p>
          </table:table-cell>
          <table:table-cell table:style-name="ce27" office:value-type="date" office:date-value="2026-01-14T02:55:00" calcext:value-type="date">
            <text:p>1-14-2026 2:55</text:p>
          </table:table-cell>
          <table:table-cell table:style-name="ce29" office:value-type="float" office:value="0" calcext:value-type="float">
            <text:p><text:s/>-   </text:p>
          </table:table-cell>
          <table:table-cell table:style-name="ce29" office:value-type="float" office:value="15.7" calcext:value-type="float">
            <text:p><text:s/>15.70 </text:p>
          </table:table-cell>
        </table:table-row>
        <table:table-row table:style-name="ro2">
          <table:table-cell table:style-name="ce2" office:value-type="float" office:value="2512" calcext:value-type="float">
            <text:p>2512</text:p>
          </table:table-cell>
          <table:table-cell table:style-name="ce5" office:value-type="string" calcext:value-type="string">
            <text:p>DEDB</text:p>
          </table:table-cell>
          <table:table-cell table:style-name="ce5" office:value-type="string" calcext:value-type="string">
            <text:p>MCP</text:p>
          </table:table-cell>
          <table:table-cell table:style-name="ce8" office:value-type="string" calcext:value-type="string">
            <text:p>Completed</text:p>
          </table:table-cell>
          <table:table-cell table:style-name="ce5" office:value-type="string" calcext:value-type="string">
            <text:p>Planning_DE_MCP 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string" calcext:value-type="string">
            <text:p>export to ara</text:p>
          </table:table-cell>
          <table:table-cell table:style-name="ce14" office:value-type="string" calcext:value-type="string">
            <text:p>NULL</text:p>
          </table:table-cell>
          <table:table-cell table:style-name="ce18" office:value-type="float" office:value="0.03" calcext:value-type="float">
            <text:p><text:s/>0.03 </text:p>
          </table:table-cell>
          <table:table-cell table:style-name="ce18" office:value-type="float" office:value="0" calcext:value-type="float">
            <text:p><text:s/>-   </text:p>
          </table:table-cell>
          <table:table-cell table:style-name="ce18" office:value-type="float" office:value="0.03" calcext:value-type="float">
            <text:p><text:s/>0.03 </text:p>
          </table:table-cell>
          <table:table-cell table:style-name="ce18" office:value-type="float" office:value="0" calcext:value-type="float">
            <text:p><text:s/>-   </text:p>
          </table:table-cell>
          <table:table-cell table:style-name="ce22" office:value-type="string" calcext:value-type="string">
            <text:p>START export to ara</text:p>
          </table:table-cell>
          <table:table-cell table:style-name="ce22" office:value-type="string" calcext:value-type="string">
            <text:p>END export to ara</text:p>
          </table:table-cell>
          <table:table-cell table:style-name="ce25" office:value-type="date" office:date-value="2026-01-14T02:55:00" calcext:value-type="date">
            <text:p>1-14-2026 2:55</text:p>
          </table:table-cell>
          <table:table-cell table:style-name="ce25" office:value-type="date" office:date-value="2026-01-14T02:57:00" calcext:value-type="date">
            <text:p>1-14-2026 2:57</text:p>
          </table:table-cell>
          <table:table-cell table:style-name="ce27" office:value-type="date" office:date-value="2026-01-14T02:57:00" calcext:value-type="date">
            <text:p>1-14-2026 2:57</text:p>
          </table:table-cell>
          <table:table-cell table:style-name="ce29" office:value-type="float" office:value="0" calcext:value-type="float">
            <text:p><text:s/>-   </text:p>
          </table:table-cell>
          <table:table-cell table:style-name="ce29" office:value-type="float" office:value="0.03" calcext:value-type="float">
            <text:p><text:s/>0.03 </text:p>
          </table:table-cell>
        </table:table-row>
        <table:table-row table:style-name="ro2">
          <table:table-cell table:style-name="ce2" office:value-type="float" office:value="2512" calcext:value-type="float">
            <text:p>2512</text:p>
          </table:table-cell>
          <table:table-cell table:style-name="ce5" office:value-type="string" calcext:value-type="string">
            <text:p>DEDB</text:p>
          </table:table-cell>
          <table:table-cell table:style-name="ce5" office:value-type="string" calcext:value-type="string">
            <text:p>MCP</text:p>
          </table:table-cell>
          <table:table-cell table:style-name="ce8" office:value-type="string" calcext:value-type="string">
            <text:p>Completed</text:p>
          </table:table-cell>
          <table:table-cell table:style-name="ce5" office:value-type="string" calcext:value-type="string">
            <text:p>Planning_DE_MCP 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planning run QRM reporter exports</text:p>
          </table:table-cell>
          <table:table-cell table:style-name="ce14" office:value-type="string" calcext:value-type="string">
            <text:p>NULL</text:p>
          </table:table-cell>
          <table:table-cell table:number-columns-repeated="4" table:style-name="ce18" office:value-type="float" office:value="0" calcext:value-type="float">
            <text:p><text:s/>-   </text:p>
          </table:table-cell>
          <table:table-cell table:style-name="ce22" office:value-type="string" calcext:value-type="string">
            <text:p>START planning run QRM reporter exports</text:p>
          </table:table-cell>
          <table:table-cell table:style-name="ce22" office:value-type="string" calcext:value-type="string">
            <text:p>END planning run QRM reporter exports</text:p>
          </table:table-cell>
          <table:table-cell table:number-columns-repeated="2" table:style-name="ce25" office:value-type="date" office:date-value="2026-01-14T02:57:00" calcext:value-type="date">
            <text:p>1-14-2026 2:57</text:p>
          </table:table-cell>
          <table:table-cell table:style-name="ce27" office:value-type="date" office:date-value="2026-01-14T02:57:00" calcext:value-type="date">
            <text:p>1-14-2026 2:57</text:p>
          </table:table-cell>
          <table:table-cell table:number-columns-repeated="2" table:style-name="ce29" office:value-type="float" office:value="0" calcext:value-type="float">
            <text:p><text:s/>-   </text:p>
          </table:table-cell>
        </table:table-row>
        <table:table-row table:style-name="ro2">
          <table:table-cell table:style-name="ce2" office:value-type="float" office:value="2512" calcext:value-type="float">
            <text:p>2512</text:p>
          </table:table-cell>
          <table:table-cell table:style-name="ce5" office:value-type="string" calcext:value-type="string">
            <text:p>DEDB</text:p>
          </table:table-cell>
          <table:table-cell table:style-name="ce5" office:value-type="string" calcext:value-type="string">
            <text:p>MCP</text:p>
          </table:table-cell>
          <table:table-cell table:style-name="ce8" office:value-type="string" calcext:value-type="string">
            <text:p>Completed</text:p>
          </table:table-cell>
          <table:table-cell table:style-name="ce5" office:value-type="string" calcext:value-type="string">
            <text:p>Planning_DE_MCP 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planning run exports from ARA</text:p>
          </table:table-cell>
          <table:table-cell table:style-name="ce14" office:value-type="string" calcext:value-type="string">
            <text:p>NULL</text:p>
          </table:table-cell>
          <table:table-cell table:number-columns-repeated="4" table:style-name="ce18" office:value-type="float" office:value="0" calcext:value-type="float">
            <text:p><text:s/>-   </text:p>
          </table:table-cell>
          <table:table-cell table:style-name="ce22" office:value-type="string" calcext:value-type="string">
            <text:p>START planning run exports from ARA</text:p>
          </table:table-cell>
          <table:table-cell table:style-name="ce22" office:value-type="string" calcext:value-type="string">
            <text:p>END planning run exports from ARA</text:p>
          </table:table-cell>
          <table:table-cell table:number-columns-repeated="2" table:style-name="ce25" office:value-type="date" office:date-value="2026-01-14T02:57:00" calcext:value-type="date">
            <text:p>1-14-2026 2:57</text:p>
          </table:table-cell>
          <table:table-cell table:style-name="ce27" office:value-type="date" office:date-value="2026-01-14T02:57:00" calcext:value-type="date">
            <text:p>1-14-2026 2:57</text:p>
          </table:table-cell>
          <table:table-cell table:number-columns-repeated="2" table:style-name="ce29" office:value-type="float" office:value="0" calcext:value-type="float">
            <text:p><text:s/>-   </text:p>
          </table:table-cell>
        </table:table-row>
        <table:table-row table:style-name="ro2">
          <table:table-cell table:style-name="ce2" office:value-type="float" office:value="2512" calcext:value-type="float">
            <text:p>2512</text:p>
          </table:table-cell>
          <table:table-cell table:style-name="ce5" office:value-type="string" calcext:value-type="string">
            <text:p>DEDB</text:p>
          </table:table-cell>
          <table:table-cell table:style-name="ce5" office:value-type="string" calcext:value-type="string">
            <text:p>MCP</text:p>
          </table:table-cell>
          <table:table-cell table:style-name="ce8" office:value-type="string" calcext:value-type="string">
            <text:p>Completed</text:p>
          </table:table-cell>
          <table:table-cell table:style-name="ce5" office:value-type="string" calcext:value-type="string">
            <text:p>Planning_DE_MCP 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planning run OLAP exports</text:p>
          </table:table-cell>
          <table:table-cell table:style-name="ce14" office:value-type="string" calcext:value-type="string">
            <text:p>NULL</text:p>
          </table:table-cell>
          <table:table-cell table:style-name="ce18" office:value-type="float" office:value="7.57" calcext:value-type="float">
            <text:p><text:s/>7.57 </text:p>
          </table:table-cell>
          <table:table-cell table:style-name="ce18" office:value-type="float" office:value="0" calcext:value-type="float">
            <text:p><text:s/>-   </text:p>
          </table:table-cell>
          <table:table-cell table:style-name="ce18" office:value-type="float" office:value="7.57" calcext:value-type="float">
            <text:p><text:s/>7.57 </text:p>
          </table:table-cell>
          <table:table-cell table:style-name="ce18" office:value-type="float" office:value="0" calcext:value-type="float">
            <text:p><text:s/>-   </text:p>
          </table:table-cell>
          <table:table-cell table:style-name="ce22" office:value-type="string" calcext:value-type="string">
            <text:p>START planning run OLAP exports</text:p>
          </table:table-cell>
          <table:table-cell table:style-name="ce22" office:value-type="string" calcext:value-type="string">
            <text:p>END planning run OLAP exports</text:p>
          </table:table-cell>
          <table:table-cell table:style-name="ce25" office:value-type="date" office:date-value="2026-01-14T02:57:00" calcext:value-type="date">
            <text:p>1-14-2026 2:57</text:p>
          </table:table-cell>
          <table:table-cell table:style-name="ce25" office:value-type="date" office:date-value="2026-01-14T10:31:00" calcext:value-type="date">
            <text:p>1-14-2026 10:31</text:p>
          </table:table-cell>
          <table:table-cell table:style-name="ce27" office:value-type="date" office:date-value="2026-01-14T10:34:00" calcext:value-type="date">
            <text:p>1-14-2026 10:34</text:p>
          </table:table-cell>
          <table:table-cell table:style-name="ce29" office:value-type="float" office:value="0" calcext:value-type="float">
            <text:p><text:s/>-   </text:p>
          </table:table-cell>
          <table:table-cell table:style-name="ce29" office:value-type="float" office:value="7.57" calcext:value-type="float">
            <text:p><text:s/>7.57 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reportMonth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StateName</text:p>
          </table:table-cell>
          <table:table-cell office:value-type="string" calcext:value-type="string">
            <text:p>ScriptName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stepName</text:p>
          </table:table-cell>
          <table:table-cell office:value-type="string" calcext:value-type="string">
            <text:p>ErrorMessage</text:p>
          </table:table-cell>
          <table:table-cell office:value-type="string" calcext:value-type="string">
            <text:p>TotalQ3RuntimeHours</text:p>
          </table:table-cell>
          <table:table-cell office:value-type="string" calcext:value-type="string">
            <text:p>FailedRuntimeHours</text:p>
          </table:table-cell>
          <table:table-cell office:value-type="string" calcext:value-type="string">
            <text:p>EfficientRuntimeHours</text:p>
          </table:table-cell>
          <table:table-cell office:value-type="string" calcext:value-type="string">
            <text:p>opportunityCostHours</text:p>
          </table:table-cell>
          <table:table-cell office:value-type="string" calcext:value-type="string">
            <text:p>startMarker</text:p>
          </table:table-cell>
          <table:table-cell office:value-type="string" calcext:value-type="string">
            <text:p>endMarker</text:p>
          </table:table-cell>
          <table:table-cell office:value-type="string" calcext:value-type="string">
            <text:p>StartedAtDisplay</text:p>
          </table:table-cell>
          <table:table-cell office:value-type="string" calcext:value-type="string">
            <text:p>EndedAtDisplay</text:p>
          </table:table-cell>
          <table:table-cell office:value-type="string" calcext:value-type="string">
            <text:p>nextStarted</text:p>
          </table:table-cell>
          <table:table-cell office:value-type="string" calcext:value-type="string">
            <text:p>InefficientRuntimeHours</text:p>
          </table:table-cell>
          <table:table-cell office:value-type="string" calcext:value-type="string">
            <text:p>E2ERuntimeHours </text:p>
          </table:table-cell>
        </table:table-row>
        <table:table-row table:style-name="ro3">
          <table:table-cell office:value-type="float" office:value="2602" calcext:value-type="float">
            <text:p>2602</text:p>
          </table:table-cell>
          <table:table-cell office:value-type="string" calcext:value-type="string">
            <text:p>DEDB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Planning_MC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ning run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2.97" calcext:value-type="float">
            <text:p>22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 planning run</text:p>
          </table:table-cell>
          <table:table-cell office:value-type="string" calcext:value-type="string">
            <text:p>END planning run</text:p>
          </table:table-cell>
          <table:table-cell office:value-type="float" office:value="46092.5513888889" calcext:value-type="float">
            <text:p>46092.5513888889</text:p>
          </table:table-cell>
          <table:table-cell table:number-columns-repeated="2" office:value-type="float" office:value="46093.5083333333" calcext:value-type="float">
            <text:p>46093.5083333333</text:p>
          </table:table-cell>
          <table:table-cell table:number-columns-repeated="2" office:value-type="float" office:value="22.97" calcext:value-type="float">
            <text:p>22.97</text:p>
          </table:table-cell>
        </table:table-row>
        <table:table-row table:style-name="ro3">
          <table:table-cell office:value-type="float" office:value="2602" calcext:value-type="float">
            <text:p>2602</text:p>
          </table:table-cell>
          <table:table-cell office:value-type="string" calcext:value-type="string">
            <text:p>DEDB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Planning_MC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ort to ara NII</text:p>
          </table:table-cell>
          <table:table-cell office:value-type="string" calcext:value-type="string">
            <text:p>NULL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export to ara NII</text:p>
          </table:table-cell>
          <table:table-cell office:value-type="string" calcext:value-type="string">
            <text:p>END export to ara NII</text:p>
          </table:table-cell>
          <table:table-cell office:value-type="float" office:value="46093.5083333333" calcext:value-type="float">
            <text:p>46093.5083333333</text:p>
          </table:table-cell>
          <table:table-cell office:value-type="float" office:value="46093.5090277778" calcext:value-type="float">
            <text:p>46093.5090277778</text:p>
          </table:table-cell>
          <table:table-cell office:value-type="float" office:value="46093.5118055556" calcext:value-type="float">
            <text:p>46093.511805555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3">
          <table:table-cell office:value-type="float" office:value="2602" calcext:value-type="float">
            <text:p>2602</text:p>
          </table:table-cell>
          <table:table-cell office:value-type="string" calcext:value-type="string">
            <text:p>DEDB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Planning_MCP_Ex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 Maintenance NII</text:p>
          </table:table-cell>
          <table:table-cell office:value-type="string" calcext:value-type="string">
            <text:p>NULL</text:p>
          </table:table-cell>
          <table:table-cell office:value-type="float" office:value="1.67" calcext:value-type="float">
            <text:p>1.67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Light Maintenance NII</text:p>
          </table:table-cell>
          <table:table-cell office:value-type="string" calcext:value-type="string">
            <text:p>END Light Maintenance NII</text:p>
          </table:table-cell>
          <table:table-cell office:value-type="float" office:value="46093.5118055556" calcext:value-type="float">
            <text:p>46093.5118055556</text:p>
          </table:table-cell>
          <table:table-cell office:value-type="float" office:value="46093.58125" calcext:value-type="float">
            <text:p>46093.58125</text:p>
          </table:table-cell>
          <table:table-cell office:value-type="float" office:value="46094.2722222222" calcext:value-type="float">
            <text:p>46094.2722222222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</table:table-row>
        <table:table-row table:style-name="ro3">
          <table:table-cell office:value-type="float" office:value="2602" calcext:value-type="float">
            <text:p>2602</text:p>
          </table:table-cell>
          <table:table-cell office:value-type="string" calcext:value-type="string">
            <text:p>DEDB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Stopped</text:p>
          </table:table-cell>
          <table:table-cell office:value-type="string" calcext:value-type="string">
            <text:p>Planning_MC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ning run</text:p>
          </table:table-cell>
          <table:table-cell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planning run</text:p>
          </table:table-cell>
          <table:table-cell office:value-type="string" calcext:value-type="string">
            <text:p>NULL</text:p>
          </table:table-cell>
          <table:table-cell office:value-type="float" office:value="46094.2784722222" calcext:value-type="float">
            <text:p>46094.2784722222</text:p>
          </table:table-cell>
          <table:table-cell office:value-type="string" calcext:value-type="string">
            <text:p>NULL</text:p>
          </table:table-cell>
          <table:table-cell office:value-type="float" office:value="46095.3756944445" calcext:value-type="float">
            <text:p>46095.3756944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3">
          <table:table-cell office:value-type="float" office:value="2602" calcext:value-type="float">
            <text:p>2602</text:p>
          </table:table-cell>
          <table:table-cell office:value-type="string" calcext:value-type="string">
            <text:p>DEDB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Planning_DE_MCP csv ex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ning run exports from ARA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TART planning run exports from ARA</text:p>
          </table:table-cell>
          <table:table-cell office:value-type="string" calcext:value-type="string">
            <text:p>END planning run exports from ARA</text:p>
          </table:table-cell>
          <table:table-cell table:number-columns-repeated="3" office:value-type="float" office:value="46097.4243055556" calcext:value-type="float">
            <text:p>46097.424305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2602" calcext:value-type="float">
            <text:p>2602</text:p>
          </table:table-cell>
          <table:table-cell office:value-type="string" calcext:value-type="string">
            <text:p>DEDB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Planning_DE_MCP csv ex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ning run QRM reporter exports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START planning run QRM reporter exports</text:p>
          </table:table-cell>
          <table:table-cell office:value-type="string" calcext:value-type="string">
            <text:p>END planning run QRM reporter exports</text:p>
          </table:table-cell>
          <table:table-cell table:number-columns-repeated="2" office:value-type="float" office:value="46097.4243055556" calcext:value-type="float">
            <text:p>46097.4243055556</text:p>
          </table:table-cell>
          <table:table-cell office:value-type="float" office:value="46097.4354166667" calcext:value-type="float">
            <text:p>46097.4354166667</text:p>
          </table:table-cell>
          <table:table-cell table:number-columns-repeated="2" office:value-type="float" office:value="0.27" calcext:value-type="float">
            <text:p>0.27</text:p>
          </table:table-cell>
        </table:table-row>
        <table:table-row table:style-name="ro3">
          <table:table-cell office:value-type="float" office:value="2602" calcext:value-type="float">
            <text:p>2602</text:p>
          </table:table-cell>
          <table:table-cell office:value-type="string" calcext:value-type="string">
            <text:p>DEDB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Planning_DE_MCP FIN rerun (Expor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ning run exports from ARA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TART planning run exports from ARA</text:p>
          </table:table-cell>
          <table:table-cell office:value-type="string" calcext:value-type="string">
            <text:p>END planning run exports from ARA</text:p>
          </table:table-cell>
          <table:table-cell table:number-columns-repeated="3" office:value-type="float" office:value="46104.1298611111" calcext:value-type="float">
            <text:p>46104.1298611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2602" calcext:value-type="float">
            <text:p>2602</text:p>
          </table:table-cell>
          <table:table-cell office:value-type="string" calcext:value-type="string">
            <text:p>DEDB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Planning_DE_MCP FIN rerun (Expor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ning run QRM reporter exports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TART planning run QRM reporter exports</text:p>
          </table:table-cell>
          <table:table-cell office:value-type="string" calcext:value-type="string">
            <text:p>END planning run QRM reporter exports</text:p>
          </table:table-cell>
          <table:table-cell table:number-columns-repeated="3" office:value-type="float" office:value="46104.1298611111" calcext:value-type="float">
            <text:p>46104.1298611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2602" calcext:value-type="float">
            <text:p>2602</text:p>
          </table:table-cell>
          <table:table-cell office:value-type="string" calcext:value-type="string">
            <text:p>DEDB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Planning_DE_MCP FIN rerun (Expor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 to ara NII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TART export to ara</text:p>
          </table:table-cell>
          <table:table-cell office:value-type="string" calcext:value-type="string">
            <text:p>END export to ara</text:p>
          </table:table-cell>
          <table:table-cell table:number-columns-repeated="3" office:value-type="float" office:value="46104.1298611111" calcext:value-type="float">
            <text:p>46104.1298611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2602" calcext:value-type="float">
            <text:p>2602</text:p>
          </table:table-cell>
          <table:table-cell office:value-type="string" calcext:value-type="string">
            <text:p>DEDB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Planning_DE_MCP FIN rerun (Expor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ning run OLAP exports</text:p>
          </table:table-cell>
          <table:table-cell office:value-type="string" calcext:value-type="string">
            <text:p>NULL</text:p>
          </table:table-cell>
          <table:table-cell office:value-type="float" office:value="4.93" calcext:value-type="float">
            <text:p>4.93</text:p>
          </table:table-cell>
          <table:table-cell office:value-type="float" office:value="0" calcext:value-type="float">
            <text:p>0</text:p>
          </table:table-cell>
          <table:table-cell office:value-type="float" office:value="4.93" calcext:value-type="float">
            <text:p>4.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planning run OLAP exports</text:p>
          </table:table-cell>
          <table:table-cell office:value-type="string" calcext:value-type="string">
            <text:p>END planning run OLAP exports</text:p>
          </table:table-cell>
          <table:table-cell office:value-type="float" office:value="46104.1298611111" calcext:value-type="float">
            <text:p>46104.1298611111</text:p>
          </table:table-cell>
          <table:table-cell office:value-type="float" office:value="46104.3354166667" calcext:value-type="float">
            <text:p>46104.335416666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4.93" calcext:value-type="float">
            <text:p>4.93</text:p>
          </table:table-cell>
        </table:table-row>
        <table:table-row table:style-name="ro3" table:number-rows-repeated="2">
          <table:table-cell table:number-columns-repeated="19"/>
        </table:table-row>
        <table:table-row table:style-name="ro4">
          <table:table-cell table:style-name="ce3" office:value-type="string" calcext:value-type="string">
            <text:p>reportMonth</text:p>
          </table:table-cell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process</text:p>
          </table:table-cell>
          <table:table-cell table:style-name="ce9" office:value-type="string" calcext:value-type="string">
            <text:p>startMarker</text:p>
          </table:table-cell>
          <table:table-cell table:style-name="ce9" office:value-type="string" calcext:value-type="string">
            <text:p>endMarker</text:p>
          </table:table-cell>
          <table:table-cell table:style-name="ce3" office:value-type="string" calcext:value-type="string">
            <text:p>StartedAtDisplay</text:p>
          </table:table-cell>
          <table:table-cell table:style-name="ce3" office:value-type="string" calcext:value-type="string">
            <text:p>EndedAtDisplay</text:p>
          </table:table-cell>
          <table:table-cell table:style-name="ce15" office:value-type="string" calcext:value-type="string">
            <text:p>nextStarted</text:p>
          </table:table-cell>
          <table:table-cell table:style-name="ce3" office:value-type="string" calcext:value-type="string">
            <text:p>ErrorMessage</text:p>
          </table:table-cell>
          <table:table-cell table:style-name="ce3" office:value-type="string" calcext:value-type="string">
            <text:p>StateName</text:p>
          </table:table-cell>
          <table:table-cell table:style-name="ce3" office:value-type="string" calcext:value-type="string">
            <text:p>ScriptName</text:p>
          </table:table-cell>
          <table:table-cell table:style-name="ce3" office:value-type="string" calcext:value-type="string">
            <text:p>iteration</text:p>
          </table:table-cell>
          <table:table-cell table:style-name="ce3" office:value-type="string" calcext:value-type="string">
            <text:p>stepName</text:p>
          </table:table-cell>
          <table:table-cell table:style-name="ce23" office:value-type="string" calcext:value-type="string">
            <text:p>TotalQ3RuntimeHours</text:p>
          </table:table-cell>
          <table:table-cell table:style-name="ce23" office:value-type="string" calcext:value-type="string">
            <text:p>FailedRuntimeHours</text:p>
          </table:table-cell>
          <table:table-cell table:style-name="ce23" office:value-type="string" calcext:value-type="string">
            <text:p>EfficientRuntimeHours</text:p>
          </table:table-cell>
          <table:table-cell table:style-name="ce23" office:value-type="string" calcext:value-type="string">
            <text:p>opportunityCostHours</text:p>
          </table:table-cell>
          <table:table-cell table:style-name="ce23" office:value-type="string" calcext:value-type="string">
            <text:p>InefficientRuntimeHours</text:p>
          </table:table-cell>
          <table:table-cell table:style-name="ce23" office:value-type="string" calcext:value-type="string">
            <text:p>E2ERuntimeHours </text:p>
          </table:table-cell>
        </table:table-row>
        <table:table-row table:style-name="ro2">
          <table:table-cell table:style-name="ce4" office:value-type="float" office:value="2601" calcext:value-type="float">
            <text:p>2601</text:p>
          </table:table-cell>
          <table:table-cell table:style-name="ce6" office:value-type="string" calcext:value-type="string">
            <text:p>DEDB</text:p>
          </table:table-cell>
          <table:table-cell table:style-name="ce6" office:value-type="string" calcext:value-type="string">
            <text:p>MCP</text:p>
          </table:table-cell>
          <table:table-cell table:style-name="ce10" office:value-type="string" calcext:value-type="string">
            <text:p>START planning run</text:p>
          </table:table-cell>
          <table:table-cell table:style-name="ce10" office:value-type="string" calcext:value-type="string">
            <text:p>NULL</text:p>
          </table:table-cell>
          <table:table-cell table:style-name="ce13" office:value-type="date" office:date-value="2026-02-11T15:25:00" calcext:value-type="date">
            <text:p>2-11-2026 15:25</text:p>
          </table:table-cell>
          <table:table-cell table:style-name="ce13" office:value-type="date" office:date-value="2026-02-11T18:29:00" calcext:value-type="date">
            <text:p>2-11-2026 18:29</text:p>
          </table:table-cell>
          <table:table-cell table:style-name="ce16" office:value-type="date" office:date-value="2026-02-11T20:02:00" calcext:value-type="date">
            <text:p>2-11-2026 20:02</text:p>
          </table:table-cell>
          <table:table-cell table:style-name="ce6" office:value-type="string" calcext:value-type="string">
            <text:p>NULL</text:p>
          </table:table-cell>
          <table:table-cell table:style-name="ce19" office:value-type="string" calcext:value-type="string">
            <text:p>Unfinished</text:p>
          </table:table-cell>
          <table:table-cell table:style-name="ce19" office:value-type="string" calcext:value-type="string">
            <text:p>Planning_DE_MCP 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string" calcext:value-type="string">
            <text:p>planning run</text:p>
          </table:table-cell>
          <table:table-cell table:number-columns-repeated="2" table:style-name="ce24" office:value-type="float" office:value="3.07" calcext:value-type="float">
            <text:p><text:s/>3.07 </text:p>
          </table:table-cell>
          <table:table-cell table:number-columns-repeated="2" table:style-name="ce24" office:value-type="float" office:value="0" calcext:value-type="float">
            <text:p><text:s/>-   </text:p>
          </table:table-cell>
          <table:table-cell table:number-columns-repeated="2" table:style-name="ce24" office:value-type="float" office:value="3.07" calcext:value-type="float">
            <text:p><text:s/>3.07 </text:p>
          </table:table-cell>
        </table:table-row>
        <table:table-row table:style-name="ro2">
          <table:table-cell table:style-name="ce4" office:value-type="float" office:value="2601" calcext:value-type="float">
            <text:p>2601</text:p>
          </table:table-cell>
          <table:table-cell table:style-name="ce6" office:value-type="string" calcext:value-type="string">
            <text:p>DEDB</text:p>
          </table:table-cell>
          <table:table-cell table:style-name="ce6" office:value-type="string" calcext:value-type="string">
            <text:p>MCP</text:p>
          </table:table-cell>
          <table:table-cell table:style-name="ce10" office:value-type="string" calcext:value-type="string">
            <text:p>START planning run</text:p>
          </table:table-cell>
          <table:table-cell table:style-name="ce10" office:value-type="string" calcext:value-type="string">
            <text:p>NULL</text:p>
          </table:table-cell>
          <table:table-cell table:style-name="ce13" office:value-type="date" office:date-value="2026-02-11T20:02:00" calcext:value-type="date">
            <text:p>2-11-2026 20:02</text:p>
          </table:table-cell>
          <table:table-cell table:style-name="ce13" office:value-type="date" office:date-value="2026-02-12T04:50:00" calcext:value-type="date">
            <text:p>2-12-2026 4:50</text:p>
          </table:table-cell>
          <table:table-cell table:style-name="ce16" office:value-type="date" office:date-value="2026-02-12T04:50:00" calcext:value-type="date">
            <text:p>2-12-2026 4:50</text:p>
          </table:table-cell>
          <table:table-cell table:style-name="ce6" office:value-type="string" calcext:value-type="string">
            <text:p>Exception Info: Workflow finished with errors. (line: 108) <text:s/></text:p>
          </table:table-cell>
          <table:table-cell table:style-name="ce19" office:value-type="string" calcext:value-type="string">
            <text:p>Failed</text:p>
          </table:table-cell>
          <table:table-cell table:style-name="ce19" office:value-type="string" calcext:value-type="string">
            <text:p>Planning_DE_MCP rr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string" calcext:value-type="string">
            <text:p>planning run</text:p>
          </table:table-cell>
          <table:table-cell table:number-columns-repeated="2" table:style-name="ce24" office:value-type="float" office:value="8.8" calcext:value-type="float">
            <text:p><text:s/>8.80 </text:p>
          </table:table-cell>
          <table:table-cell table:number-columns-repeated="2" table:style-name="ce24" office:value-type="float" office:value="0" calcext:value-type="float">
            <text:p><text:s/>-   </text:p>
          </table:table-cell>
          <table:table-cell table:number-columns-repeated="2" table:style-name="ce24" office:value-type="float" office:value="8.8" calcext:value-type="float">
            <text:p><text:s/>8.80 </text:p>
          </table:table-cell>
        </table:table-row>
        <table:table-row table:style-name="ro2">
          <table:table-cell table:style-name="ce4" office:value-type="float" office:value="2601" calcext:value-type="float">
            <text:p>2601</text:p>
          </table:table-cell>
          <table:table-cell table:style-name="ce6" office:value-type="string" calcext:value-type="string">
            <text:p>DEDB</text:p>
          </table:table-cell>
          <table:table-cell table:style-name="ce6" office:value-type="string" calcext:value-type="string">
            <text:p>MCP</text:p>
          </table:table-cell>
          <table:table-cell table:style-name="ce10" office:value-type="string" calcext:value-type="string">
            <text:p>START planning run</text:p>
          </table:table-cell>
          <table:table-cell table:style-name="ce10" office:value-type="string" calcext:value-type="string">
            <text:p>END planning run</text:p>
          </table:table-cell>
          <table:table-cell table:style-name="ce13" office:value-type="date" office:date-value="2026-02-12T04:50:00" calcext:value-type="date">
            <text:p>2-12-2026 4:50</text:p>
          </table:table-cell>
          <table:table-cell table:style-name="ce13" office:value-type="date" office:date-value="2026-02-13T05:45:00" calcext:value-type="date">
            <text:p>2-13-2026 5:45</text:p>
          </table:table-cell>
          <table:table-cell table:style-name="ce16" office:value-type="date" office:date-value="2026-02-13T05:45:00" calcext:value-type="date">
            <text:p>2-13-2026 5:45</text:p>
          </table:table-cell>
          <table:table-cell table:style-name="ce6" office:value-type="string" calcext:value-type="string">
            <text:p>NULL</text:p>
          </table:table-cell>
          <table:table-cell table:style-name="ce19" office:value-type="string" calcext:value-type="string">
            <text:p>Completed</text:p>
          </table:table-cell>
          <table:table-cell table:style-name="ce19" office:value-type="string" calcext:value-type="string">
            <text:p>Planning_DE_MCP rr 2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string" calcext:value-type="string">
            <text:p>planning run</text:p>
          </table:table-cell>
          <table:table-cell table:number-columns-repeated="2" table:style-name="ce24" office:value-type="float" office:value="24.92" calcext:value-type="float">
            <text:p><text:s/>24.92 </text:p>
          </table:table-cell>
          <table:table-cell table:number-columns-repeated="2" table:style-name="ce24" office:value-type="float" office:value="0" calcext:value-type="float">
            <text:p><text:s/>-   </text:p>
          </table:table-cell>
          <table:table-cell table:number-columns-repeated="2" table:style-name="ce24" office:value-type="float" office:value="24.92" calcext:value-type="float">
            <text:p><text:s/>24.92 </text:p>
          </table:table-cell>
        </table:table-row>
        <table:table-row table:style-name="ro2">
          <table:table-cell table:style-name="ce4" office:value-type="float" office:value="2601" calcext:value-type="float">
            <text:p>2601</text:p>
          </table:table-cell>
          <table:table-cell table:style-name="ce6" office:value-type="string" calcext:value-type="string">
            <text:p>DEDB</text:p>
          </table:table-cell>
          <table:table-cell table:style-name="ce6" office:value-type="string" calcext:value-type="string">
            <text:p>MCP</text:p>
          </table:table-cell>
          <table:table-cell table:style-name="ce10" office:value-type="string" calcext:value-type="string">
            <text:p>START export to ara</text:p>
          </table:table-cell>
          <table:table-cell table:style-name="ce10" office:value-type="string" calcext:value-type="string">
            <text:p>END export to ara</text:p>
          </table:table-cell>
          <table:table-cell table:style-name="ce13" office:value-type="date" office:date-value="2026-02-13T05:45:00" calcext:value-type="date">
            <text:p>2-13-2026 5:45</text:p>
          </table:table-cell>
          <table:table-cell table:style-name="ce13" office:value-type="date" office:date-value="2026-02-13T05:47:00" calcext:value-type="date">
            <text:p>2-13-2026 5:47</text:p>
          </table:table-cell>
          <table:table-cell table:style-name="ce16" office:value-type="date" office:date-value="2026-02-13T05:47:00" calcext:value-type="date">
            <text:p>2-13-2026 5:47</text:p>
          </table:table-cell>
          <table:table-cell table:style-name="ce6" office:value-type="string" calcext:value-type="string">
            <text:p>NULL</text:p>
          </table:table-cell>
          <table:table-cell table:style-name="ce19" office:value-type="string" calcext:value-type="string">
            <text:p>Completed</text:p>
          </table:table-cell>
          <table:table-cell table:style-name="ce19" office:value-type="string" calcext:value-type="string">
            <text:p>Planning_DE_MCP rr 2</text:p>
          </table:table-cell>
          <table:table-cell table:style-name="ce20" office:value-type="float" office:value="5" calcext:value-type="float">
            <text:p>5</text:p>
          </table:table-cell>
          <table:table-cell table:style-name="ce19" office:value-type="string" calcext:value-type="string">
            <text:p>export to ara</text:p>
          </table:table-cell>
          <table:table-cell table:style-name="ce24" office:value-type="float" office:value="0.03" calcext:value-type="float">
            <text:p><text:s/>0.03 </text:p>
          </table:table-cell>
          <table:table-cell table:style-name="ce24" office:value-type="float" office:value="0" calcext:value-type="float">
            <text:p><text:s/>-   </text:p>
          </table:table-cell>
          <table:table-cell table:style-name="ce24" office:value-type="float" office:value="0.03" calcext:value-type="float">
            <text:p><text:s/>0.03 </text:p>
          </table:table-cell>
          <table:table-cell table:number-columns-repeated="2" table:style-name="ce24" office:value-type="float" office:value="0" calcext:value-type="float">
            <text:p><text:s/>-   </text:p>
          </table:table-cell>
          <table:table-cell table:style-name="ce24" office:value-type="float" office:value="0.03" calcext:value-type="float">
            <text:p><text:s/>0.03 </text:p>
          </table:table-cell>
        </table:table-row>
        <table:table-row table:style-name="ro2">
          <table:table-cell table:style-name="ce4" office:value-type="float" office:value="2601" calcext:value-type="float">
            <text:p>2601</text:p>
          </table:table-cell>
          <table:table-cell table:style-name="ce6" office:value-type="string" calcext:value-type="string">
            <text:p>DEDB</text:p>
          </table:table-cell>
          <table:table-cell table:style-name="ce6" office:value-type="string" calcext:value-type="string">
            <text:p>MCP</text:p>
          </table:table-cell>
          <table:table-cell table:style-name="ce10" office:value-type="string" calcext:value-type="string">
            <text:p>START planning run exports from ARA</text:p>
          </table:table-cell>
          <table:table-cell table:style-name="ce10" office:value-type="string" calcext:value-type="string">
            <text:p>END planning run exports from ARA</text:p>
          </table:table-cell>
          <table:table-cell table:number-columns-repeated="2" table:style-name="ce13" office:value-type="date" office:date-value="2026-02-13T05:47:00" calcext:value-type="date">
            <text:p>2-13-2026 5:47</text:p>
          </table:table-cell>
          <table:table-cell table:style-name="ce16" office:value-type="date" office:date-value="2026-02-13T05:47:00" calcext:value-type="date">
            <text:p>2-13-2026 5:47</text:p>
          </table:table-cell>
          <table:table-cell table:style-name="ce6" office:value-type="string" calcext:value-type="string">
            <text:p>NULL</text:p>
          </table:table-cell>
          <table:table-cell table:style-name="ce19" office:value-type="string" calcext:value-type="string">
            <text:p>Completed</text:p>
          </table:table-cell>
          <table:table-cell table:style-name="ce19" office:value-type="string" calcext:value-type="string">
            <text:p>Planning_DE_MCP rr 2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string" calcext:value-type="string">
            <text:p>planning run exports from ARA</text:p>
          </table:table-cell>
          <table:table-cell table:number-columns-repeated="6" table:style-name="ce24" office:value-type="float" office:value="0" calcext:value-type="float">
            <text:p><text:s/>-   </text:p>
          </table:table-cell>
        </table:table-row>
        <table:table-row table:style-name="ro2">
          <table:table-cell table:style-name="ce4" office:value-type="float" office:value="2601" calcext:value-type="float">
            <text:p>2601</text:p>
          </table:table-cell>
          <table:table-cell table:style-name="ce6" office:value-type="string" calcext:value-type="string">
            <text:p>DEDB</text:p>
          </table:table-cell>
          <table:table-cell table:style-name="ce6" office:value-type="string" calcext:value-type="string">
            <text:p>MCP</text:p>
          </table:table-cell>
          <table:table-cell table:style-name="ce10" office:value-type="string" calcext:value-type="string">
            <text:p>START planning run QRM reporter exports</text:p>
          </table:table-cell>
          <table:table-cell table:style-name="ce10" office:value-type="string" calcext:value-type="string">
            <text:p>END planning run QRM reporter exports</text:p>
          </table:table-cell>
          <table:table-cell table:number-columns-repeated="2" table:style-name="ce13" office:value-type="date" office:date-value="2026-02-13T05:47:00" calcext:value-type="date">
            <text:p>2-13-2026 5:47</text:p>
          </table:table-cell>
          <table:table-cell table:style-name="ce16" office:value-type="date" office:date-value="2026-02-13T05:47:00" calcext:value-type="date">
            <text:p>2-13-2026 5:47</text:p>
          </table:table-cell>
          <table:table-cell table:style-name="ce6" office:value-type="string" calcext:value-type="string">
            <text:p>NULL</text:p>
          </table:table-cell>
          <table:table-cell table:style-name="ce19" office:value-type="string" calcext:value-type="string">
            <text:p>Completed</text:p>
          </table:table-cell>
          <table:table-cell table:style-name="ce19" office:value-type="string" calcext:value-type="string">
            <text:p>Planning_DE_MCP rr 2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string" calcext:value-type="string">
            <text:p>planning run QRM reporter exports</text:p>
          </table:table-cell>
          <table:table-cell table:number-columns-repeated="6" table:style-name="ce24" office:value-type="float" office:value="0" calcext:value-type="float">
            <text:p><text:s/>-   </text:p>
          </table:table-cell>
        </table:table-row>
        <table:table-row table:style-name="ro2">
          <table:table-cell table:style-name="ce4" office:value-type="float" office:value="2601" calcext:value-type="float">
            <text:p>2601</text:p>
          </table:table-cell>
          <table:table-cell table:style-name="ce6" office:value-type="string" calcext:value-type="string">
            <text:p>DEDB</text:p>
          </table:table-cell>
          <table:table-cell table:style-name="ce6" office:value-type="string" calcext:value-type="string">
            <text:p>MCP</text:p>
          </table:table-cell>
          <table:table-cell table:style-name="ce10" office:value-type="string" calcext:value-type="string">
            <text:p>START planning run OLAP exports</text:p>
          </table:table-cell>
          <table:table-cell table:style-name="ce10" office:value-type="string" calcext:value-type="string">
            <text:p>END planning run OLAP exports</text:p>
          </table:table-cell>
          <table:table-cell table:style-name="ce13" office:value-type="date" office:date-value="2026-02-13T05:47:00" calcext:value-type="date">
            <text:p>2-13-2026 5:47</text:p>
          </table:table-cell>
          <table:table-cell table:style-name="ce13" office:value-type="date" office:date-value="2026-02-13T09:18:00" calcext:value-type="date">
            <text:p>2-13-2026 9:18</text:p>
          </table:table-cell>
          <table:table-cell table:style-name="ce16" office:value-type="date" office:date-value="2026-02-13T10:20:00" calcext:value-type="date">
            <text:p>2-13-2026 10:20</text:p>
          </table:table-cell>
          <table:table-cell table:style-name="ce6" office:value-type="string" calcext:value-type="string">
            <text:p>NULL</text:p>
          </table:table-cell>
          <table:table-cell table:style-name="ce19" office:value-type="string" calcext:value-type="string">
            <text:p>Completed</text:p>
          </table:table-cell>
          <table:table-cell table:style-name="ce19" office:value-type="string" calcext:value-type="string">
            <text:p>Planning_DE_MCP rr 2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string" calcext:value-type="string">
            <text:p>planning run OLAP exports</text:p>
          </table:table-cell>
          <table:table-cell table:number-columns-repeated="2" table:style-name="ce24" office:value-type="float" office:value="3.52" calcext:value-type="float">
            <text:p><text:s/>3.52 </text:p>
          </table:table-cell>
          <table:table-cell table:style-name="ce24" office:value-type="float" office:value="0" calcext:value-type="float">
            <text:p><text:s/>-   </text:p>
          </table:table-cell>
          <table:table-cell table:style-name="ce24" office:value-type="float" office:value="1.03" calcext:value-type="float">
            <text:p><text:s/>1.03 </text:p>
          </table:table-cell>
          <table:table-cell table:number-columns-repeated="2" table:style-name="ce24" office:value-type="float" office:value="4.55" calcext:value-type="float">
            <text:p><text:s/>4.55 </text:p>
          </table:table-cell>
        </table:table-row>
        <table:table-row table:style-name="ro2">
          <table:table-cell table:style-name="ce4" office:value-type="float" office:value="2601" calcext:value-type="float">
            <text:p>2601</text:p>
          </table:table-cell>
          <table:table-cell table:style-name="ce6" office:value-type="string" calcext:value-type="string">
            <text:p>DEDB</text:p>
          </table:table-cell>
          <table:table-cell table:style-name="ce6" office:value-type="string" calcext:value-type="string">
            <text:p>MCP</text:p>
          </table:table-cell>
          <table:table-cell table:style-name="ce10" office:value-type="string" calcext:value-type="string">
            <text:p>START planning run</text:p>
          </table:table-cell>
          <table:table-cell table:style-name="ce10" office:value-type="string" calcext:value-type="string">
            <text:p>END planning run</text:p>
          </table:table-cell>
          <table:table-cell table:style-name="ce13" office:value-type="date" office:date-value="2026-02-16T10:15:00" calcext:value-type="date">
            <text:p>2-16-2026 10:15</text:p>
          </table:table-cell>
          <table:table-cell table:style-name="ce13" office:value-type="date" office:date-value="2026-02-17T00:08:00" calcext:value-type="date">
            <text:p>2-17-2026 0:08</text:p>
          </table:table-cell>
          <table:table-cell table:style-name="ce16" office:value-type="date" office:date-value="2026-02-17T00:08:00" calcext:value-type="date">
            <text:p>2-17-2026 0:08</text:p>
          </table:table-cell>
          <table:table-cell table:style-name="ce6" office:value-type="string" calcext:value-type="string">
            <text:p>NULL</text:p>
          </table:table-cell>
          <table:table-cell table:style-name="ce19" office:value-type="string" calcext:value-type="string">
            <text:p>Completed</text:p>
          </table:table-cell>
          <table:table-cell table:style-name="ce19" office:value-type="string" calcext:value-type="string">
            <text:p>Planning_DE_MCP rr missing scenarios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string" calcext:value-type="string">
            <text:p>planning run</text:p>
          </table:table-cell>
          <table:table-cell table:style-name="ce24" office:value-type="float" office:value="13.88" calcext:value-type="float">
            <text:p><text:s/>13.88 </text:p>
          </table:table-cell>
          <table:table-cell table:style-name="ce24" office:value-type="float" office:value="0" calcext:value-type="float">
            <text:p><text:s/>-   </text:p>
          </table:table-cell>
          <table:table-cell table:style-name="ce24" office:value-type="float" office:value="13.88" calcext:value-type="float">
            <text:p><text:s/>13.88 </text:p>
          </table:table-cell>
          <table:table-cell table:number-columns-repeated="2" table:style-name="ce24" office:value-type="float" office:value="0" calcext:value-type="float">
            <text:p><text:s/>-   </text:p>
          </table:table-cell>
          <table:table-cell table:style-name="ce24" office:value-type="float" office:value="13.88" calcext:value-type="float">
            <text:p><text:s/>13.88 </text:p>
          </table:table-cell>
        </table:table-row>
        <table:table-row table:style-name="ro2">
          <table:table-cell table:style-name="ce4" office:value-type="float" office:value="2601" calcext:value-type="float">
            <text:p>2601</text:p>
          </table:table-cell>
          <table:table-cell table:style-name="ce6" office:value-type="string" calcext:value-type="string">
            <text:p>DEDB</text:p>
          </table:table-cell>
          <table:table-cell table:style-name="ce6" office:value-type="string" calcext:value-type="string">
            <text:p>MCP</text:p>
          </table:table-cell>
          <table:table-cell table:style-name="ce10" office:value-type="string" calcext:value-type="string">
            <text:p>START export to ara</text:p>
          </table:table-cell>
          <table:table-cell table:style-name="ce10" office:value-type="string" calcext:value-type="string">
            <text:p>END export to ara</text:p>
          </table:table-cell>
          <table:table-cell table:style-name="ce13" office:value-type="date" office:date-value="2026-02-17T00:08:00" calcext:value-type="date">
            <text:p>2-17-2026 0:08</text:p>
          </table:table-cell>
          <table:table-cell table:style-name="ce13" office:value-type="date" office:date-value="2026-02-17T00:10:00" calcext:value-type="date">
            <text:p>2-17-2026 0:10</text:p>
          </table:table-cell>
          <table:table-cell table:style-name="ce16" office:value-type="date" office:date-value="2026-02-17T00:10:00" calcext:value-type="date">
            <text:p>2-17-2026 0:10</text:p>
          </table:table-cell>
          <table:table-cell table:style-name="ce6" office:value-type="string" calcext:value-type="string">
            <text:p>NULL</text:p>
          </table:table-cell>
          <table:table-cell table:style-name="ce19" office:value-type="string" calcext:value-type="string">
            <text:p>Completed</text:p>
          </table:table-cell>
          <table:table-cell table:style-name="ce19" office:value-type="string" calcext:value-type="string">
            <text:p>Planning_DE_MCP rr missing scenarios</text:p>
          </table:table-cell>
          <table:table-cell table:style-name="ce20" office:value-type="float" office:value="7" calcext:value-type="float">
            <text:p>7</text:p>
          </table:table-cell>
          <table:table-cell table:style-name="ce19" office:value-type="string" calcext:value-type="string">
            <text:p>export to ara</text:p>
          </table:table-cell>
          <table:table-cell table:style-name="ce24" office:value-type="float" office:value="0.03" calcext:value-type="float">
            <text:p><text:s/>0.03 </text:p>
          </table:table-cell>
          <table:table-cell table:style-name="ce24" office:value-type="float" office:value="0" calcext:value-type="float">
            <text:p><text:s/>-   </text:p>
          </table:table-cell>
          <table:table-cell table:style-name="ce24" office:value-type="float" office:value="0.03" calcext:value-type="float">
            <text:p><text:s/>0.03 </text:p>
          </table:table-cell>
          <table:table-cell table:number-columns-repeated="2" table:style-name="ce24" office:value-type="float" office:value="0" calcext:value-type="float">
            <text:p><text:s/>-   </text:p>
          </table:table-cell>
          <table:table-cell table:style-name="ce24" office:value-type="float" office:value="0.03" calcext:value-type="float">
            <text:p><text:s/>0.03 </text:p>
          </table:table-cell>
        </table:table-row>
        <table:table-row table:style-name="ro2">
          <table:table-cell table:style-name="ce4" office:value-type="float" office:value="2601" calcext:value-type="float">
            <text:p>2601</text:p>
          </table:table-cell>
          <table:table-cell table:style-name="ce6" office:value-type="string" calcext:value-type="string">
            <text:p>DEDB</text:p>
          </table:table-cell>
          <table:table-cell table:style-name="ce6" office:value-type="string" calcext:value-type="string">
            <text:p>MCP</text:p>
          </table:table-cell>
          <table:table-cell table:style-name="ce10" office:value-type="string" calcext:value-type="string">
            <text:p>START planning run exports from ARA</text:p>
          </table:table-cell>
          <table:table-cell table:style-name="ce10" office:value-type="string" calcext:value-type="string">
            <text:p>END planning run exports from ARA</text:p>
          </table:table-cell>
          <table:table-cell table:number-columns-repeated="2" table:style-name="ce13" office:value-type="date" office:date-value="2026-02-17T00:10:00" calcext:value-type="date">
            <text:p>2-17-2026 0:10</text:p>
          </table:table-cell>
          <table:table-cell table:style-name="ce16" office:value-type="date" office:date-value="2026-02-17T00:10:00" calcext:value-type="date">
            <text:p>2-17-2026 0:10</text:p>
          </table:table-cell>
          <table:table-cell table:style-name="ce6" office:value-type="string" calcext:value-type="string">
            <text:p>NULL</text:p>
          </table:table-cell>
          <table:table-cell table:style-name="ce19" office:value-type="string" calcext:value-type="string">
            <text:p>Completed</text:p>
          </table:table-cell>
          <table:table-cell table:style-name="ce19" office:value-type="string" calcext:value-type="string">
            <text:p>Planning_DE_MCP rr missing scenarios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string" calcext:value-type="string">
            <text:p>planning run exports from ARA</text:p>
          </table:table-cell>
          <table:table-cell table:number-columns-repeated="6" table:style-name="ce24" office:value-type="float" office:value="0" calcext:value-type="float">
            <text:p><text:s/>-   </text:p>
          </table:table-cell>
        </table:table-row>
        <table:table-row table:style-name="ro2">
          <table:table-cell table:style-name="ce4" office:value-type="float" office:value="2601" calcext:value-type="float">
            <text:p>2601</text:p>
          </table:table-cell>
          <table:table-cell table:style-name="ce6" office:value-type="string" calcext:value-type="string">
            <text:p>DEDB</text:p>
          </table:table-cell>
          <table:table-cell table:style-name="ce6" office:value-type="string" calcext:value-type="string">
            <text:p>MCP</text:p>
          </table:table-cell>
          <table:table-cell table:style-name="ce10" office:value-type="string" calcext:value-type="string">
            <text:p>START planning run QRM reporter exports</text:p>
          </table:table-cell>
          <table:table-cell table:style-name="ce10" office:value-type="string" calcext:value-type="string">
            <text:p>END planning run QRM reporter exports</text:p>
          </table:table-cell>
          <table:table-cell table:number-columns-repeated="2" table:style-name="ce13" office:value-type="date" office:date-value="2026-02-17T00:10:00" calcext:value-type="date">
            <text:p>2-17-2026 0:10</text:p>
          </table:table-cell>
          <table:table-cell table:style-name="ce16" office:value-type="date" office:date-value="2026-02-17T00:10:00" calcext:value-type="date">
            <text:p>2-17-2026 0:10</text:p>
          </table:table-cell>
          <table:table-cell table:style-name="ce6" office:value-type="string" calcext:value-type="string">
            <text:p>NULL</text:p>
          </table:table-cell>
          <table:table-cell table:style-name="ce19" office:value-type="string" calcext:value-type="string">
            <text:p>Completed</text:p>
          </table:table-cell>
          <table:table-cell table:style-name="ce19" office:value-type="string" calcext:value-type="string">
            <text:p>Planning_DE_MCP rr missing scenarios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string" calcext:value-type="string">
            <text:p>planning run QRM reporter exports</text:p>
          </table:table-cell>
          <table:table-cell table:number-columns-repeated="6" table:style-name="ce24" office:value-type="float" office:value="0" calcext:value-type="float">
            <text:p><text:s/>-   </text:p>
          </table:table-cell>
        </table:table-row>
        <table:table-row table:style-name="ro2">
          <table:table-cell table:style-name="ce4" office:value-type="float" office:value="2601" calcext:value-type="float">
            <text:p>2601</text:p>
          </table:table-cell>
          <table:table-cell table:style-name="ce6" office:value-type="string" calcext:value-type="string">
            <text:p>DEDB</text:p>
          </table:table-cell>
          <table:table-cell table:style-name="ce6" office:value-type="string" calcext:value-type="string">
            <text:p>MCP</text:p>
          </table:table-cell>
          <table:table-cell table:style-name="ce10" office:value-type="string" calcext:value-type="string">
            <text:p>START planning run OLAP exports</text:p>
          </table:table-cell>
          <table:table-cell table:style-name="ce10" office:value-type="string" calcext:value-type="string">
            <text:p>END planning run OLAP exports</text:p>
          </table:table-cell>
          <table:table-cell table:style-name="ce13" office:value-type="date" office:date-value="2026-02-17T00:10:00" calcext:value-type="date">
            <text:p>2-17-2026 0:10</text:p>
          </table:table-cell>
          <table:table-cell table:style-name="ce13" office:value-type="date" office:date-value="2026-02-17T04:13:00" calcext:value-type="date">
            <text:p>2-17-2026 4:13</text:p>
          </table:table-cell>
          <table:table-cell table:style-name="ce16" office:value-type="date" office:date-value="2026-02-19T10:20:00" calcext:value-type="date">
            <text:p>2-19-2026 10:20</text:p>
          </table:table-cell>
          <table:table-cell table:style-name="ce6" office:value-type="string" calcext:value-type="string">
            <text:p>NULL</text:p>
          </table:table-cell>
          <table:table-cell table:style-name="ce19" office:value-type="string" calcext:value-type="string">
            <text:p>Completed</text:p>
          </table:table-cell>
          <table:table-cell table:style-name="ce19" office:value-type="string" calcext:value-type="string">
            <text:p>Planning_DE_MCP rr missing scenarios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string" calcext:value-type="string">
            <text:p>planning run OLAP exports</text:p>
          </table:table-cell>
          <table:table-cell table:style-name="ce24" office:value-type="float" office:value="4.05" calcext:value-type="float">
            <text:p><text:s/>4.05 </text:p>
          </table:table-cell>
          <table:table-cell table:style-name="ce24" office:value-type="float" office:value="0" calcext:value-type="float">
            <text:p><text:s/>-   </text:p>
          </table:table-cell>
          <table:table-cell table:style-name="ce24" office:value-type="float" office:value="4.05" calcext:value-type="float">
            <text:p><text:s/>4.05 </text:p>
          </table:table-cell>
          <table:table-cell table:number-columns-repeated="2" table:style-name="ce24" office:value-type="float" office:value="0" calcext:value-type="float">
            <text:p><text:s/>-   </text:p>
          </table:table-cell>
          <table:table-cell table:style-name="ce24" office:value-type="float" office:value="4.05" calcext:value-type="float">
            <text:p><text:s/>4.05 </text:p>
          </table:table-cell>
        </table:table-row>
        <calcext:conditional-formats>
          <calcext:conditional-format calcext:target-range-address="Sheet1.F1:Sheet1.L6">
            <calcext:condition calcext:apply-style-name="ConditionalStyle_5" calcext:value="formula-is(OR([.F1]=&quot;Failed&quot;; [.F1]=&quot;Stopped&quot;))" calcext:base-cell-address="Sheet1.F1"/>
            <calcext:condition calcext:apply-style-name="ConditionalStyle_4" calcext:value="formula-is(AND(    OR([.$J1]&gt;0;#ref!&gt;=2);    #ref!&lt;&gt;&quot;Export to ARA&quot;;    NOT(ISNUMBER(SEARCH(&quot;Maintenance&quot;;#ref!))) ))" calcext:base-cell-address="Sheet1.F1"/>
          </calcext:conditional-format>
          <calcext:conditional-format calcext:target-range-address="Sheet1.D1:Sheet1.D6">
            <calcext:condition calcext:apply-style-name="ConditionalStyle_6" calcext:value="formula-is(OR([.D1]=&quot;Failed&quot;; [.D1]=&quot;Stopped&quot;))" calcext:base-cell-address="Sheet1.D1"/>
          </calcext:conditional-format>
          <calcext:conditional-format calcext:target-range-address="Sheet1.Q1:Sheet1.Q6">
            <calcext:condition calcext:apply-style-name="ConditionalStyle_1" calcext:value="=&quot;NULL&quot;" calcext:base-cell-address="Sheet1.Q1"/>
          </calcext:conditional-format>
          <calcext:conditional-format calcext:target-range-address="Sheet1.I1:Sheet1.L6 Sheet1.R1:Sheet1.S6">
            <calcext:condition calcext:apply-style-name="ConditionalStyle_3" calcext:value="&lt;0" calcext:base-cell-address="Sheet1.I1"/>
          </calcext:conditional-format>
          <calcext:conditional-format calcext:target-range-address="Sheet1.M1:Sheet1.N6">
            <calcext:condition calcext:apply-style-name="ConditionalStyle_2" calcext:value="=&quot;NULL&quot;" calcext:base-cell-address="Sheet1.M1"/>
          </calcext:conditional-format>
          <calcext:conditional-format calcext:target-range-address="Sheet1.N21:Sheet1.S33">
            <calcext:condition calcext:apply-style-name="ConditionalStyle_7188" calcext:value="&lt;0" calcext:base-cell-address="Sheet1.N21"/>
          </calcext:conditional-format>
          <calcext:conditional-format calcext:target-range-address="Sheet1.H21:Sheet1.H33">
            <calcext:condition calcext:apply-style-name="ConditionalStyle_7189" calcext:value="=&quot;NULL&quot;" calcext:base-cell-address="Sheet1.H21"/>
          </calcext:conditional-format>
          <calcext:conditional-format calcext:target-range-address="Sheet1.D21:Sheet1.E33">
            <calcext:condition calcext:apply-style-name="ConditionalStyle_7190" calcext:value="=&quot;NULL&quot;" calcext:base-cell-address="Sheet1.D21"/>
          </calcext:conditional-format>
          <calcext:conditional-format calcext:target-range-address="Sheet1.J22:Sheet1.S33">
            <calcext:condition calcext:apply-style-name="ConditionalStyle_7187" calcext:value="formula-is(AND(    OR([.$L22]&gt;=2);    [.$M22]&lt;&gt;&quot;Export to ARA&quot;;    NOT(ISNUMBER(SEARCH(&quot;Maintenance&quot;;[.$M22]))) ))" calcext:base-cell-address="Sheet1.J22"/>
            <calcext:condition calcext:apply-style-name="ConditionalStyle_7186" calcext:value="formula-is(AND(OR(#ref!&gt;0; #ref!&gt;0) ))" calcext:base-cell-address="Sheet1.J22"/>
            <calcext:condition calcext:apply-style-name="ConditionalStyle_7185" calcext:value="formula-is(OR([.J22]=&quot;Failed&quot;; [.J22]=&quot;Stopped&quot;; [.J22]=&quot;Unfinished&quot;))" calcext:base-cell-address="Sheet1.J22"/>
          </calcext:conditional-format>
        </calcext:conditional-formats>
      </table:table>
      <table:table table:name="Sheet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office:value-type="string" calcext:value-type="string">
            <text:p>Location</text:p>
          </table:table-cell>
          <table:table-cell office:value-type="string" calcext:value-type="string">
            <text:p>Subprocess</text:p>
          </table:table-cell>
          <table:table-cell office:value-type="string" calcext:value-type="string">
            <text:p>Stepname</text:p>
          </table:table-cell>
          <table:table-cell office:value-type="float" office:value="2512" calcext:value-type="float">
            <text:p>2512</text:p>
          </table:table-cell>
          <table:table-cell office:value-type="float" office:value="2601" calcext:value-type="float">
            <text:p>2601</text:p>
          </table:table-cell>
          <table:table-cell office:value-type="float" office:value="2602" calcext:value-type="float">
            <text:p>2602</text:p>
          </table:table-cell>
          <table:table-cell office:value-type="float" office:value="2603" calcext:value-type="float">
            <text:p>2603</text:p>
          </table:table-cell>
        </table:table-row>
        <table:table-row table:style-name="ro2">
          <table:table-cell office:value-type="string" calcext:value-type="string">
            <text:p>DEDB</text:p>
          </table:table-cell>
          <table:table-cell office:value-type="string" calcext:value-type="string">
            <text:p>NII / Planning risk</text:p>
          </table:table-cell>
          <table:table-cell office:value-type="string" calcext:value-type="string">
            <text:p>planning run</text:p>
          </table:table-cell>
          <table:table-cell table:style-name="ce33" office:value-type="float" office:value="15.7" calcext:value-type="float">
            <text:p><text:s/>15.70 </text:p>
          </table:table-cell>
          <table:table-cell table:style-name="ce34" office:value-type="float" office:value="24.92" calcext:value-type="float">
            <text:p><text:s/>24.92 </text:p>
          </table:table-cell>
          <table:table-cell office:value-type="float" office:value="22.97" calcext:value-type="float">
            <text:p>22.97</text:p>
          </table:table-cell>
          <table:table-cell office:value-type="string" calcext:value-type="string">
            <text:p>run incomplete</text:p>
          </table:table-cell>
        </table:table-row>
        <table:table-row table:style-name="ro3">
          <table:table-cell office:value-type="string" calcext:value-type="string">
            <text:p>DEDB</text:p>
          </table:table-cell>
          <table:table-cell office:value-type="string" calcext:value-type="string">
            <text:p>NII / Planning risk</text:p>
          </table:table-cell>
          <table:table-cell office:value-type="string" calcext:value-type="string">
            <text:p>export to a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DB</text:p>
          </table:table-cell>
          <table:table-cell office:value-type="string" calcext:value-type="string">
            <text:p>NII / Planning risk</text:p>
          </table:table-cell>
          <table:table-cell table:style-name="ce30" office:value-type="string" calcext:value-type="string">
            <text:p>planning run QRM reporter expor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DB</text:p>
          </table:table-cell>
          <table:table-cell office:value-type="string" calcext:value-type="string">
            <text:p>NII / Planning risk</text:p>
          </table:table-cell>
          <table:table-cell table:style-name="ce31" office:value-type="string" calcext:value-type="string">
            <text:p>planning run OLAP exports</text:p>
          </table:table-cell>
          <table:table-cell table:style-name="ce33" office:value-type="float" office:value="7.57" calcext:value-type="float">
            <text:p><text:s/>7.57 </text:p>
          </table:table-cell>
          <table:table-cell table:style-name="ce34" office:value-type="float" office:value="4.05" calcext:value-type="float">
            <text:p><text:s/>4.05 </text:p>
          </table:table-cell>
          <table:table-cell office:value-type="float" office:value="4.93" calcext:value-type="float">
            <text:p>4.93</text:p>
          </table:table-cell>
          <table:table-cell/>
        </table:table-row>
        <table:table-row table:style-name="ro5">
          <table:table-cell office:value-type="string" calcext:value-type="string">
            <text:p>DEDB</text:p>
          </table:table-cell>
          <table:table-cell office:value-type="string" calcext:value-type="string">
            <text:p>NII / Planning risk</text:p>
          </table:table-cell>
          <table:table-cell table:style-name="ce31" office:value-type="string" calcext:value-type="string">
            <text:p>Light Maintenance NII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ce32" office:value-type="string" calcext:value-type="string">
            <text:p>total sum for NII / Planning subprocess</text:p>
          </table:table-cell>
          <table:table-cell table:formula="of:=SUM([.D2:.D6])" office:value-type="float" office:value="23.27" calcext:value-type="float">
            <text:p>23.27</text:p>
          </table:table-cell>
          <table:table-cell table:formula="of:=SUM([.E2:.E6])" office:value-type="float" office:value="28.97" calcext:value-type="float">
            <text:p>28.97</text:p>
          </table:table-cell>
          <table:table-cell table:formula="of:=SUM([.F2:.F6])" office:value-type="float" office:value="27.9" calcext:value-type="float">
            <text:p>27.9</text:p>
          </table:table-cell>
          <table:table-cell table:formula="of:=SUM([.G2:.G6])" office:value-type="float" office:value="0" calcext:value-type="float">
            <text:p>0</text:p>
          </table:table-cell>
        </table:table-row>
        <calcext:conditional-formats>
          <calcext:conditional-format calcext:target-range-address="Sheet2.C4:Sheet2.C4 Sheet2.E2:Sheet2.E2 Sheet2.E5:Sheet2.E5">
            <calcext:condition calcext:apply-style-name="ConditionalStyle_7187" calcext:value="formula-is(AND(    OR([.$L2]&gt;=2);    [.$M2]&lt;&gt;&quot;Export to ARA&quot;;    NOT(ISNUMBER(SEARCH(&quot;Maintenance&quot;;[.$M2]))) ))" calcext:base-cell-address="Sheet2.C2"/>
            <calcext:condition calcext:apply-style-name="ConditionalStyle_7186" calcext:value="formula-is(AND(OR(#ref!&gt;0; #ref!&gt;0) ))" calcext:base-cell-address="Sheet2.C2"/>
            <calcext:condition calcext:apply-style-name="ConditionalStyle_7185" calcext:value="formula-is(OR([.C2]=&quot;Failed&quot;; [.C2]=&quot;Stopped&quot;; [.C2]=&quot;Unfinished&quot;))" calcext:base-cell-address="Sheet2.C2"/>
          </calcext:conditional-format>
          <calcext:conditional-format calcext:target-range-address="Sheet2.E2:Sheet2.E2 Sheet2.E5:Sheet2.E5">
            <calcext:condition calcext:apply-style-name="ConditionalStyle_7188" calcext:value="&lt;0" calcext:base-cell-address="Sheet2.E2"/>
          </calcext:conditional-format>
          <calcext:conditional-format calcext:target-range-address="Sheet2.D2:Sheet2.D2 Sheet2.D5:Sheet2.D5">
            <calcext:condition calcext:apply-style-name="ConditionalStyle_5" calcext:value="formula-is(OR([.D2]=&quot;Failed&quot;; [.D2]=&quot;Stopped&quot;))" calcext:base-cell-address="Sheet2.D2"/>
            <calcext:condition calcext:apply-style-name="ConditionalStyle_4" calcext:value="formula-is(AND(    OR([.$J2]&gt;0;#ref!&gt;=2);    #ref!&lt;&gt;&quot;Export to ARA&quot;;    NOT(ISNUMBER(SEARCH(&quot;Maintenance&quot;;#ref!))) ))" calcext:base-cell-address="Sheet2.D2"/>
          </calcext:conditional-format>
          <calcext:conditional-format calcext:target-range-address="Sheet2.D2:Sheet2.D2 Sheet2.D5:Sheet2.D5">
            <calcext:condition calcext:apply-style-name="ConditionalStyle_3" calcext:value="&lt;0" calcext:base-cell-address="Sheet2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text>Php</number:text>
      <number:number number:decimal-places="0" number:min-decimal-places="0" number:min-integer-digits="1" number:grouping="true"/>
      <number:text loext:blank-width-char=")"> </number:text>
    </number:number-style>
    <number:number-style style:name="N119"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Php</number:text>
      <number:number number:decimal-places="0" number:min-decimal-places="0" number:min-integer-digits="1" number:grouping="true"/>
      <number:text loext:blank-width-char=")"> </number:text>
    </number:number-style>
    <number:number-style style:name="N120">
      <style:text-properties fo:color="#ff0000"/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Php</number:text>
      <number:number number:decimal-places="2" number:min-decimal-places="2" number:min-integer-digits="1" number:grouping="true"/>
      <number:text loext:blank-width-char=")"> </number:text>
    </number:number-style>
    <number:number-style style:name="N121"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Php</number:text>
      <number:number number:decimal-places="2" number:min-decimal-places="2" number:min-integer-digits="1" number:grouping="true"/>
      <number:text loext:blank-width-char=")"> </number:text>
    </number:number-style>
    <number:number-style style:name="N122">
      <style:text-properties fo:color="#ff0000"/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date-style style:name="N123">
      <number:month/>
      <number:text>-</number:text>
      <number:day/>
      <number:text>-</number:text>
      <number:year number:style="long"/>
    </number:date-style>
    <number:date-style style:name="N124">
      <number:day/>
      <number:text>-</number:text>
      <number:month number:textual="true"/>
      <number:text>-</number:text>
      <number:year/>
    </number:date-style>
    <number:date-style style:name="N125">
      <number:day/>
      <number:text>-</number:text>
      <number:month number:textual="true"/>
    </number:date-style>
    <number:date-style style:name="N126">
      <number:month number:textual="true"/>
      <number:text>-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 loext:blank-width-char="("> </number:text>
      <number:fill-character> </number:fill-character>
      <number:text loext:blank-width-char=")1">- </number:text>
    </number:number-style>
    <number:text-style style:name="N134">
      <number:text loext:blank-width-char="("> </number:text>
      <number:text-content/>
      <number:text loext:blank-width-char=")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("> Php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5P1" style:volatile="true">
      <number:text loext:blank-width-char="("> Php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 loext:blank-width-char="("> Php</number:text>
      <number:fill-character> </number:fill-character>
      <number:text loext:blank-width-char=")1">- </number:text>
    </number:number-style>
    <number:text-style style:name="N135">
      <number:text loext:blank-width-char="("> </number:text>
      <number:text-content/>
      <number:text loext:blank-width-char=")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 loext:blank-width-char="("> Php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7P1" style:volatile="true">
      <number:text loext:blank-width-char="("> Php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 loext:blank-width-char="("> Php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7">
      <number:text loext:blank-width-char="("> </number:text>
      <number:text-content/>
      <number:text loext:blank-width-char=")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1" style:volatile="true">
      <number:text loext:blank-width-char="-"> </number:text>
      <number:fill-character> </number:fill-character>
      <number:text>(</number:text>
      <number:number number:decimal-places="2" number:min-decimal-places="2" number:min-integer-digits="1" number:grouping="true"/>
      <number:text loext:blank-width-char="-1">)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44">
      <number:day number:style="long"/>
      <number:text>-</number:text>
      <number:month number:textual="true"/>
      <number:text>-</number:text>
      <number:year/>
      <number:text> </number:text>
      <number:hours number:style="long"/>
      <number:text>:</number:text>
      <number:minutes number:style="long"/>
    </number:date-style>
    <number:time-style style:name="N145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date-style style:name="N20119P0" style:volatile="true" number:language="en" number:country="PH">
      <number:day number:style="long"/>
      <number:text>-</number:text>
      <number:month number:textual="true"/>
      <number:text>-</number:text>
      <number:year/>
    </number:date-style>
    <number:text-style style:name="N20119" number:language="en" number:country="PH">
      <number:text-content/>
      <style:map style:condition="value()&lt;=1.7976931348623157E+308" style:apply-style-name="N20119P0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5" style:display-name="ConditionalStyle_5" style:family="table-cell" style:parent-style-name="Default">
      <style:table-cell-properties fo:background-color="#f49090"/>
    </style:style>
    <style:style style:name="ConditionalStyle_5f_4" style:display-name="ConditionalStyle_4" style:family="table-cell" style:parent-style-name="Default">
      <style:table-cell-properties fo:background-color="#f49090"/>
    </style:style>
    <style:style style:name="ConditionalStyle_5f_6" style:display-name="ConditionalStyle_6" style:family="table-cell" style:parent-style-name="Default">
      <style:table-cell-properties fo:background-color="#f49090"/>
    </style:style>
    <style:style style:name="ConditionalStyle_5f_1" style:display-name="ConditionalStyle_1" style:family="table-cell" style:parent-style-name="Default">
      <style:table-cell-properties fo:background-color="#00b050"/>
    </style:style>
    <style:style style:name="ConditionalStyle_5f_3" style:display-name="ConditionalStyle_3" style:family="table-cell" style:parent-style-name="Default">
      <style:table-cell-properties fo:background-color="#f49090"/>
      <style:text-properties fo:font-style="normal" fo:font-weight="normal" style:font-style-asian="normal" style:font-weight-asian="normal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7188" style:display-name="ConditionalStyle_7188" style:family="table-cell" style:parent-style-name="Default">
      <style:table-cell-properties fo:background-color="#ffff00"/>
      <style:text-properties fo:font-style="normal" fo:font-weight="normal" style:font-style-asian="normal" style:font-weight-asian="normal" style:font-style-complex="normal" style:font-weight-complex="normal"/>
    </style:style>
    <style:style style:name="ConditionalStyle_5f_7189" style:display-name="ConditionalStyle_7189" style:family="table-cell" style:parent-style-name="Default">
      <style:table-cell-properties fo:background-color="#00b050"/>
    </style:style>
    <style:style style:name="ConditionalStyle_5f_7190" style:display-name="ConditionalStyle_7190" style:family="table-cell" style:parent-style-name="Default">
      <style:table-cell-properties fo:background-color="#ff0000"/>
    </style:style>
    <style:style style:name="ConditionalStyle_5f_7187" style:display-name="ConditionalStyle_7187" style:family="table-cell" style:parent-style-name="Default">
      <style:table-cell-properties fo:background-color="#f49090"/>
    </style:style>
    <style:style style:name="ConditionalStyle_5f_7186" style:display-name="ConditionalStyle_7186" style:family="table-cell" style:parent-style-name="Default">
      <style:table-cell-properties fo:background-color="#f49090"/>
    </style:style>
    <style:style style:name="ConditionalStyle_5f_7185" style:display-name="ConditionalStyle_7185" style:family="table-cell" style:parent-style-name="Default">
      <style:table-cell-properties fo:background-color="#f4909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8T17:53:08.009262400</meta:creation-date>
    <dc:date>2026-04-18T18:17:13.689314100</dc:date>
    <meta:editing-duration>PT18S</meta:editing-duration>
    <meta:editing-cycles>1</meta:editing-cycles>
    <meta:document-statistic meta:table-count="2" meta:cell-count="604" meta:object-count="0"/>
    <meta:generator>LibreOffice/26.2.2.2$Windows_X86_64 LibreOffice_project/1f77d10d6938fd34972958f64b2bcfa54f8b1ba5</meta:generator>
  </office:meta>
</office:document-meta>
</file>